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2.4362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3.0043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3.4409in"/>
    </style:style>
    <style:style style:name="co8" style:family="table-column">
      <style:table-column-properties fo:break-before="auto" style:column-width="3.2772in"/>
    </style:style>
    <style:style style:name="co9" style:family="table-column">
      <style:table-column-properties fo:break-before="auto" style:column-width="2.7417in"/>
    </style:style>
    <style:style style:name="co10" style:family="table-column">
      <style:table-column-properties fo:break-before="auto" style:column-width="3.1571in"/>
    </style:style>
    <style:style style:name="co11" style:family="table-column">
      <style:table-column-properties fo:break-before="auto" style:column-width="3.0917in"/>
    </style:style>
    <style:style style:name="co12" style:family="table-column">
      <style:table-column-properties fo:break-before="auto" style:column-width="3.2335in"/>
    </style:style>
    <style:style style:name="co13" style:family="table-column">
      <style:table-column-properties fo:break-before="auto" style:column-width="3.1134in"/>
    </style:style>
    <style:style style:name="co15" style:family="table-column">
      <style:table-column-properties fo:break-before="auto" style:column-width="1.2563in"/>
    </style:style>
    <style:style style:name="ro65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611in" fo:break-before="auto" style:use-optimal-row-height="tru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5827in" fo:break-before="auto" style:use-optimal-row-height="false"/>
    </style:style>
    <style:style style:name="ro9" style:family="table-row">
      <style:table-row-properties style:row-height="0.4528in" fo:break-before="auto" style:use-optimal-row-height="false"/>
    </style:style>
    <style:style style:name="ro10" style:family="table-row">
      <style:table-row-properties style:row-height="0.6602in" fo:break-before="auto" style:use-optimal-row-height="false"/>
    </style:style>
    <style:style style:name="ro11" style:family="table-row">
      <style:table-row-properties style:row-height="0.4791in" fo:break-before="auto" style:use-optimal-row-height="false"/>
    </style:style>
    <style:style style:name="ro12" style:family="table-row">
      <style:table-row-properties style:row-height="0.1772in" fo:break-before="auto" style:use-optimal-row-height="false"/>
    </style:style>
    <style:style style:name="ro13" style:family="table-row">
      <style:table-row-properties style:row-height="0.298in" fo:break-before="auto" style:use-optimal-row-height="false"/>
    </style:style>
    <style:style style:name="ro14" style:family="table-row">
      <style:table-row-properties style:row-height="0.4555in" fo:break-before="auto" style:use-optimal-row-height="false"/>
    </style:style>
    <style:style style:name="ro15" style:family="table-row">
      <style:table-row-properties style:row-height="0.4146in" fo:break-before="auto" style:use-optimal-row-height="false"/>
    </style:style>
    <style:style style:name="ro16" style:family="table-row">
      <style:table-row-properties style:row-height="0.4917in" fo:break-before="auto" style:use-optimal-row-height="false"/>
    </style:style>
    <style:style style:name="ro17" style:family="table-row">
      <style:table-row-properties style:row-height="0.5571in" fo:break-before="auto" style:use-optimal-row-height="false"/>
    </style:style>
    <style:style style:name="ro18" style:family="table-row">
      <style:table-row-properties style:row-height="0.5047in" fo:break-before="auto" style:use-optimal-row-height="false"/>
    </style:style>
    <style:style style:name="ro19" style:family="table-row">
      <style:table-row-properties style:row-height="0.2283in" fo:break-before="auto" style:use-optimal-row-height="true"/>
    </style:style>
    <style:style style:name="ro20" style:family="table-row">
      <style:table-row-properties style:row-height="0.2791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352in" fo:break-before="auto" style:use-optimal-row-height="false"/>
    </style:style>
    <style:style style:name="ro25" style:family="table-row">
      <style:table-row-properties style:row-height="0.3209in" fo:break-before="auto" style:use-optimal-row-height="false"/>
    </style:style>
    <style:style style:name="ro26" style:family="table-row">
      <style:table-row-properties style:row-height="0.228in" fo:break-before="auto" style:use-optimal-row-height="false"/>
    </style:style>
    <style:style style:name="ro27" style:family="table-row">
      <style:table-row-properties style:row-height="0.4244in" fo:break-before="auto" style:use-optimal-row-height="false"/>
    </style:style>
    <style:style style:name="ro28" style:family="table-row">
      <style:table-row-properties style:row-height="0.5181in" fo:break-before="auto" style:use-optimal-row-height="false"/>
    </style:style>
    <style:style style:name="ro29" style:family="table-row">
      <style:table-row-properties style:row-height="0.539in" fo:break-before="auto" style:use-optimal-row-height="false"/>
    </style:style>
    <style:style style:name="ro30" style:family="table-row">
      <style:table-row-properties style:row-height="0.5437in" fo:break-before="auto" style:use-optimal-row-height="false"/>
    </style:style>
    <style:style style:name="ro31" style:family="table-row">
      <style:table-row-properties style:row-height="0.3835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5075in" fo:break-before="auto" style:use-optimal-row-height="false"/>
    </style:style>
    <style:style style:name="ro34" style:family="table-row">
      <style:table-row-properties style:row-height="0.7457in" fo:break-before="auto" style:use-optimal-row-height="false"/>
    </style:style>
    <style:style style:name="ro35" style:family="table-row">
      <style:table-row-properties style:row-height="0.7146in" fo:break-before="auto" style:use-optimal-row-height="false"/>
    </style:style>
    <style:style style:name="ro36" style:family="table-row">
      <style:table-row-properties style:row-height="0.611in" fo:break-before="auto" style:use-optimal-row-height="false"/>
    </style:style>
    <style:style style:name="ro37" style:family="table-row">
      <style:table-row-properties style:row-height="0.3937in" fo:break-before="auto" style:use-optimal-row-height="false"/>
    </style:style>
    <style:style style:name="ro38" style:family="table-row">
      <style:table-row-properties style:row-height="0.4764in" fo:break-before="auto" style:use-optimal-row-height="false"/>
    </style:style>
    <style:style style:name="ro39" style:family="table-row">
      <style:table-row-properties style:row-height="0.4346in" fo:break-before="auto" style:use-optimal-row-height="false"/>
    </style:style>
    <style:style style:name="ro40" style:family="table-row">
      <style:table-row-properties style:row-height="0.4043in" fo:break-before="auto" style:use-optimal-row-height="false"/>
    </style:style>
    <style:style style:name="ro41" style:family="table-row">
      <style:table-row-properties style:row-height="0.5283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569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4866in" fo:break-before="auto" style:use-optimal-row-height="false"/>
    </style:style>
    <style:style style:name="ro46" style:family="table-row">
      <style:table-row-properties style:row-height="0.5492in" fo:break-before="auto" style:use-optimal-row-height="false"/>
    </style:style>
    <style:style style:name="ro47" style:family="table-row">
      <style:table-row-properties style:row-height="0.5799in" fo:break-before="auto" style:use-optimal-row-height="false"/>
    </style:style>
    <style:style style:name="ro48" style:family="table-row">
      <style:table-row-properties style:row-height="0.5591in" fo:break-before="auto" style:use-optimal-row-height="false"/>
    </style:style>
    <style:style style:name="ro49" style:family="table-row">
      <style:table-row-properties style:row-height="0.6425in" fo:break-before="auto" style:use-optimal-row-height="false"/>
    </style:style>
    <style:style style:name="ro50" style:family="table-row">
      <style:table-row-properties style:row-height="0.6634in" fo:break-before="auto" style:use-optimal-row-height="false"/>
    </style:style>
    <style:style style:name="ro51" style:family="table-row">
      <style:table-row-properties style:row-height="0.5902in" fo:break-before="auto" style:use-optimal-row-height="false"/>
    </style:style>
    <style:style style:name="ro52" style:family="table-row">
      <style:table-row-properties style:row-height="0.3728in" fo:break-before="auto" style:use-optimal-row-height="false"/>
    </style:style>
    <style:style style:name="ro53" style:family="table-row">
      <style:table-row-properties style:row-height="0.6319in" fo:break-before="auto" style:use-optimal-row-height="false"/>
    </style:style>
    <style:style style:name="ro54" style:family="table-row">
      <style:table-row-properties style:row-height="0.4661in" fo:break-before="auto" style:use-optimal-row-height="false"/>
    </style:style>
    <style:style style:name="ro55" style:family="table-row">
      <style:table-row-properties style:row-height="0.6008in" fo:break-before="auto" style:use-optimal-row-height="false"/>
    </style:style>
    <style:style style:name="ro56" style:family="table-row">
      <style:table-row-properties style:row-height="0.8083in" fo:break-before="auto" style:use-optimal-row-height="fals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0.7252in" fo:break-before="auto" style:use-optimal-row-height="false"/>
    </style:style>
    <style:style style:name="ro59" style:family="table-row">
      <style:table-row-properties style:row-height="0.7874in" fo:break-before="auto" style:use-optimal-row-height="false"/>
    </style:style>
    <style:style style:name="ro60" style:family="table-row">
      <style:table-row-properties style:row-height="0.8701in" fo:break-before="auto" style:use-optimal-row-height="false"/>
    </style:style>
    <style:style style:name="ro61" style:family="table-row">
      <style:table-row-properties style:row-height="0.7563in" fo:break-before="auto" style:use-optimal-row-height="false"/>
    </style:style>
    <style:style style:name="ro62" style:family="table-row">
      <style:table-row-properties style:row-height="0.9327in" fo:break-before="auto" style:use-optimal-row-height="false"/>
    </style:style>
    <style:style style:name="ro63" style:family="table-row">
      <style:table-row-properties style:row-height="0.9016in" fo:break-before="auto" style:use-optimal-row-height="false"/>
    </style:style>
    <style:style style:name="ro64" style:family="table-row">
      <style:table-row-properties style:row-height="0.7043in" fo:break-before="auto" style:use-optimal-row-height="false"/>
    </style:style>
    <style:style style:name="ro66" style:family="table-row">
      <style:table-row-properties style:row-height="0.9839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5" table:default-cell-style-name="ce6"/>
        <table:table-column table:style-name="co14" table:number-columns-repeated="1011" table:default-cell-style-name="Default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9" office:value-type="string" table:number-columns-spanned="1" table:number-rows-spanned="2">
            <text:p>PASS/FAIL</text:p>
          </table:table-cell>
          <table:table-cell table:number-columns-repeated="3"/>
          <table:table-cell table:style-name="ce11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9" office:value-type="string">
            <text:p>PASS/FAIL</text:p>
          </table:covered-table-cell>
          <table:table-cell table:number-columns-repeated="101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 check that Doorno/bulding-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!@#$%^&amp;*()</text:p>
          </table:table-cell>
          <table:table-cell table:number-columns-repeated="2" office:value-type="string">
            <text:p>NA</text:p>
          </table:table-cell>
          <table:table-cell office:value-type="string">
            <text:p>Expect / other special character should not allow </text:p>
          </table:table-cell>
          <table:table-cell office:value-type="string">
            <text:p>Expect / other special character not 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style-name="ce10"/>
          <table:table-cell table:number-columns-repeated="1010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To check that Door no/building-Uppercase </text:p>
          </table:table-cell>
          <table:table-cell office:value-type="string">
            <text:p>Positive</text:p>
          </table:table-cell>
          <table:table-cell office:value-type="string">
            <text:p>ABCD</text:p>
          </table:table-cell>
          <table:table-cell table:number-columns-repeated="2" office:value-type="string">
            <text:p>NA</text:p>
          </table:table-cell>
          <table:table-cell office:value-type="string">
            <text:p>Uppercase should allow</text:p>
          </table:table-cell>
          <table:table-cell office:value-type="string">
            <text:p>Uppercas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To check that Door no/building- Lowercase</text:p>
          </table:table-cell>
          <table:table-cell office:value-type="string">
            <text:p>Positive</text:p>
          </table:table-cell>
          <table:table-cell office:value-type="string">
            <text:p>abcd</text:p>
          </table:table-cell>
          <table:table-cell table:number-columns-repeated="2" office:value-type="string">
            <text:p>NA</text:p>
          </table:table-cell>
          <table:table-cell office:value-type="string">
            <text:p>Lowercase should allow</text:p>
          </table:table-cell>
          <table:table-cell office:value-type="string">
            <text:p>Lowercas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To check that <text:s/>Door no/building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To check that Door no/building- Alphanumeric</text:p>
          </table:table-cell>
          <table:table-cell office:value-type="string">
            <text:p>Positive</text:p>
          </table:table-cell>
          <table:table-cell office:value-type="string">
            <text:p>AB123</text:p>
          </table:table-cell>
          <table:table-cell table:number-columns-repeated="2" office:value-type="string">
            <text:p>NA</text:p>
          </table:table-cell>
          <table:table-cell office:value-type="string">
            <text:p>Alphanumeric should allow </text:p>
          </table:table-cell>
          <table:table-cell office:value-type="string">
            <text:p>Alphanumeric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To check that Door no/building- character with DOT</text:p>
          </table:table-cell>
          <table:table-cell table:style-name="ce5" office:value-type="string">
            <text:p>Negative</text:p>
          </table:table-cell>
          <table:table-cell office:value-type="string">
            <text:p>a.tom</text:p>
          </table:table-cell>
          <table:table-cell table:number-columns-repeated="2" office:value-type="string">
            <text:p>NA</text:p>
          </table:table-cell>
          <table:table-cell office:value-type="string">
            <text:p>DOT should not allow </text:p>
          </table:table-cell>
          <table:table-cell office:value-type="string">
            <text:p>DOT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o check that Door no/building- Numeric value</text:p>
          </table:table-cell>
          <table:table-cell office:value-type="string">
            <text:p>Positive</text:p>
          </table:table-cell>
          <table:table-cell office:value-type="float" office:value="12345">
            <text:p>12345</text:p>
          </table:table-cell>
          <table:table-cell table:number-columns-repeated="2" office:value-type="string">
            <text:p>NA</text:p>
          </table:table-cell>
          <table:table-cell office:value-type="string">
            <text:p>Numeric value should accepted</text:p>
          </table:table-cell>
          <table:table-cell office:value-type="string">
            <text:p>Numeric value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7">
          <table:table-cell office:value-type="float" office:value="8" table:number-columns-spanned="1" table:number-rows-spanned="2">
            <text:p>8</text:p>
          </table:table-cell>
          <table:table-cell office:value-type="string" table:number-columns-spanned="1" table:number-rows-spanned="2">
            <text:p>To check that Door no/building- Mandatory popup message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">
          <table:covered-table-cell office:value-type="float" office:value="9">
            <text:p>9</text:p>
          </table:covered-table-cell>
          <table:covered-table-cell office:value-type="string">
            <text:p>To check that Door no/building- Mandatory popup message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office:value-type="string">
            <text:p>Mandatory popup message should display</text:p>
          </table:covered-table-cell>
          <table:covered-table-cell office:value-type="string">
            <text:p>Mandatory popup message <text:s/>display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To check that <text:s/>Door no/building- Auto suggest</text:p>
          </table:table-cell>
          <table:table-cell office:value-type="string">
            <text:p>Positive</text:p>
          </table:table-cell>
          <table:table-cell office:value-type="string">
            <text:p>sdsdfdf</text:p>
          </table:table-cell>
          <table:table-cell office:value-type="float" office:value="1">
            <text:p>1</text:p>
          </table:table-cell>
          <table:table-cell office:value-type="string">
            <text:p>Enter the s</text:p>
          </table:table-cell>
          <table:table-cell office:value-type="string">
            <text:p>Auto suggest should display</text:p>
          </table:table-cell>
          <table:table-cell office:value-type="string">
            <text:p>Auto suggest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o check that Door no/building- copy paste </text:p>
          </table:table-cell>
          <table:table-cell office:value-type="string">
            <text:p>Positive</text:p>
          </table:table-cell>
          <table:table-cell office:value-type="string">
            <text:p>324ffdf/</text:p>
          </table:table-cell>
          <table:table-cell table:number-columns-repeated="2" office:value-type="string">
            <text:p>NA</text:p>
          </table:table-cell>
          <table:table-cell office:value-type="string">
            <text:p>Copy paste value should allow </text:p>
          </table:table-cell>
          <table:table-cell office:value-type="string">
            <text:p>Copy paste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To check that Door no/building- text field <text:s/>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>
            <text:p>Text field <text:s/>should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To check that Door no/building- Single character </text:p>
          </table:table-cell>
          <table:table-cell office:value-type="string">
            <text:p>Positiv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Enter the character</text:p>
          </table:table-cell>
          <table:table-cell office:value-type="string">
            <text:p>Single character should accept</text:p>
          </table:table-cell>
          <table:table-cell office:value-type="string">
            <text:p>Single character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0">
          <table:table-cell office:value-type="float" office:value="14">
            <text:p>14</text:p>
          </table:table-cell>
          <table:table-cell office:value-type="string">
            <text:p>To check that Door no/building- Single special character </text:p>
          </table:table-cell>
          <table:table-cell office:value-type="string">
            <text:p>Positive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Enter the Special character </text:p>
          </table:table-cell>
          <table:table-cell office:value-type="string">
            <text:p>Single special character should accept</text:p>
          </table:table-cell>
          <table:table-cell office:value-type="string">
            <text:p>Single special character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1">
          <table:table-cell office:value-type="float" office:value="15">
            <text:p>15</text:p>
          </table:table-cell>
          <table:table-cell office:value-type="string">
            <text:p>To check that Door no/building- Single <text:s/>Number</text:p>
          </table:table-cell>
          <table:table-cell office:value-type="string">
            <text:p>Positi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ter the number</text:p>
          </table:table-cell>
          <table:table-cell office:value-type="string">
            <text:p>Single number should accept</text:p>
          </table:table-cell>
          <table:table-cell office:value-type="string">
            <text:p>Single number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16" table:number-columns-spanned="1" table:number-rows-spanned="2">
            <text:p>16</text:p>
          </table:table-cell>
          <table:table-cell office:value-type="string" table:number-columns-spanned="1" table:number-rows-spanned="2">
            <text:p>To check that Door no/building- delete character 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ass</text:p>
          </table:table-cell>
          <table:table-cell office:value-type="float" office:value="1">
            <text:p>1</text:p>
          </table:table-cell>
          <table:table-cell office:value-type="string">
            <text:p>Enter the character </text:p>
          </table:table-cell>
          <table:table-cell office:value-type="string" table:number-columns-spanned="1" table:number-rows-spanned="2">
            <text:p>Character should delete</text:p>
          </table:table-cell>
          <table:table-cell office:value-type="string" table:number-columns-spanned="1" table:number-rows-spanned="2">
            <text:p>Character dele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3">
          <table:covered-table-cell office:value-type="float" office:value="17">
            <text:p>17</text:p>
          </table:covered-table-cell>
          <table:covered-table-cell office:value-type="string">
            <text:p>To check that Door no/building- delete character </text:p>
          </table:covered-table-cell>
          <table:covered-table-cell office:value-type="string">
            <text:p>Positive</text:p>
          </table:covered-table-cell>
          <table:covered-table-cell office:value-type="string">
            <text:p>ass</text:p>
          </table:covered-table-cell>
          <table:table-cell office:value-type="float" office:value="2">
            <text:p>2</text:p>
          </table:table-cell>
          <table:table-cell office:value-type="string">
            <text:p>Delete the character</text:p>
          </table:table-cell>
          <table:covered-table-cell office:value-type="string">
            <text:p>Single number should accept</text:p>
          </table:covered-table-cell>
          <table:covered-table-cell office:value-type="string">
            <text:p>Single number accepted</text:p>
          </table:covered-table-cell>
          <table:covered-table-cell table:number-columns-repeated="2" office:value-type="string">
            <text:p>NA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To check that Door no/building- Space </text:p>
          </table:table-cell>
          <table:table-cell office:value-type="string">
            <text:p>Positive</text:p>
          </table:table-cell>
          <table:table-cell office:value-type="string">
            <text:p>AS <text:s text:c="4"/>/ <text:s text:c="2"/>345</text:p>
          </table:table-cell>
          <table:table-cell office:value-type="float" office:value="1">
            <text:p>1</text:p>
          </table:table-cell>
          <table:table-cell office:value-type="string">
            <text:p>Enter the value with space </text:p>
          </table:table-cell>
          <table:table-cell office:value-type="string">
            <text:p>Space should allow </text:p>
          </table:table-cell>
          <table:table-cell office:value-type="string">
            <text:p>Space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To check that Door no/building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0">
          <table:table-cell office:value-type="float" office:value="19">
            <text:p>19</text:p>
          </table:table-cell>
          <table:table-cell office:value-type="string">
            <text:p>To check that Door no/building-Lowercase and Number</text:p>
          </table:table-cell>
          <table:table-cell office:value-type="string">
            <text:p>Positive</text:p>
          </table:table-cell>
          <table:table-cell office:value-type="string">
            <text:p>aws123</text:p>
          </table:table-cell>
          <table:table-cell table:number-columns-repeated="2" office:value-type="string">
            <text:p>NA</text:p>
          </table:table-cell>
          <table:table-cell office:value-type="string">
            <text:p>Lowercase and number should allow</text:p>
          </table:table-cell>
          <table:table-cell office:value-type="string">
            <text:p>Lowercase and number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o check that Door no/building-Emojis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Emojis should not allow</text:p>
          </table:table-cell>
          <table:table-cell office:value-type="string">
            <text:p>Emojis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o check that Door no/building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To check that Door no/building- Required field</text:p>
          </table:table-cell>
          <table:table-cell table:style-name="ce5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DoorNo/Building is required should be display.</text:p>
          </table:table-cell>
          <table:table-cell office:value-type="string">
            <text:p>Validation message DoorNo/Building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To check that <text:s/>Street <text:s/>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To check that Street text- Special character</text:p>
          </table:table-cell>
          <table:table-cell office:value-type="string">
            <text:p>Positive</text:p>
          </table:table-cell>
          <table:table-cell office:value-type="string">
            <text:p>!@#$%%^&amp;*()_+~</text:p>
          </table:table-cell>
          <table:table-cell table:number-columns-repeated="2" office:value-type="string">
            <text:p>NA</text:p>
          </table:table-cell>
          <table:table-cell office:value-type="string">
            <text:p>Special character should allow</text:p>
          </table:table-cell>
          <table:table-cell office:value-type="string">
            <text:p>Special character should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To check that Street text- Uppercase </text:p>
          </table:table-cell>
          <table:table-cell office:value-type="string">
            <text:p>Positive</text:p>
          </table:table-cell>
          <table:table-cell office:value-type="string">
            <text:p>ABCD</text:p>
          </table:table-cell>
          <table:table-cell table:number-columns-repeated="2" office:value-type="string">
            <text:p>NA</text:p>
          </table:table-cell>
          <table:table-cell office:value-type="string">
            <text:p>Uppercase should allow</text:p>
          </table:table-cell>
          <table:table-cell office:value-type="string">
            <text:p>Uppercas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To check that Street text- Lowercase</text:p>
          </table:table-cell>
          <table:table-cell office:value-type="string">
            <text:p>Positive</text:p>
          </table:table-cell>
          <table:table-cell office:value-type="string">
            <text:p>abcd</text:p>
          </table:table-cell>
          <table:table-cell table:number-columns-repeated="2" office:value-type="string">
            <text:p>NA</text:p>
          </table:table-cell>
          <table:table-cell office:value-type="string">
            <text:p>Lowercase should allow</text:p>
          </table:table-cell>
          <table:table-cell office:value-type="string">
            <text:p>Lowercas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4">
          <table:table-cell office:value-type="float" office:value="27">
            <text:p>27</text:p>
          </table:table-cell>
          <table:table-cell office:value-type="string">
            <text:p>To check that Street text- Alpha numeric</text:p>
          </table:table-cell>
          <table:table-cell office:value-type="string">
            <text:p>Positive</text:p>
          </table:table-cell>
          <table:table-cell office:value-type="string">
            <text:p>ABC123</text:p>
          </table:table-cell>
          <table:table-cell table:number-columns-repeated="2" office:value-type="string">
            <text:p>NA</text:p>
          </table:table-cell>
          <table:table-cell office:value-type="string">
            <text:p>Alpha numeric should allow</text:p>
          </table:table-cell>
          <table:table-cell office:value-type="string">
            <text:p>Alpha numeric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28">
            <text:p>28</text:p>
          </table:table-cell>
          <table:table-cell office:value-type="string">
            <text:p>To check that Street text Mandatory popup message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<text:s text:c="8"/>Click enter</text:p>
          </table:table-cell>
          <table:table-cell office:value-type="string">
            <text:p>Mandatory popup message should display</text:p>
          </table:table-cell>
          <table:table-cell office:value-type="string">
            <text:p>Mandatory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To check that Street text- Punctuation</text:p>
          </table:table-cell>
          <table:table-cell office:value-type="string">
            <text:p>Positive</text:p>
          </table:table-cell>
          <table:table-cell office:value-type="string">
            <text:p>,.</text:p>
          </table:table-cell>
          <table:table-cell table:number-columns-repeated="2" office:value-type="string">
            <text:p>NA</text:p>
          </table:table-cell>
          <table:table-cell office:value-type="string">
            <text:p>DOT should allow</text:p>
          </table:table-cell>
          <table:table-cell office:value-type="string">
            <text:p>D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To check that Street text- Numeric value</text:p>
          </table:table-cell>
          <table:table-cell office:value-type="string">
            <text:p>Positive</text:p>
          </table:table-cell>
          <table:table-cell office:value-type="float" office:value="987">
            <text:p>987</text:p>
          </table:table-cell>
          <table:table-cell table:number-columns-repeated="2" office:value-type="string">
            <text:p>NA</text:p>
          </table:table-cell>
          <table:table-cell office:value-type="string">
            <text:p>Numeric value should allow</text:p>
          </table:table-cell>
          <table:table-cell office:value-type="string">
            <text:p>Numeric value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To check that Street text- Copy paste</text:p>
          </table:table-cell>
          <table:table-cell office:value-type="string">
            <text:p>Positive</text:p>
          </table:table-cell>
          <table:table-cell office:value-type="string">
            <text:p>south street south street</text:p>
          </table:table-cell>
          <table:table-cell table:number-columns-repeated="2" office:value-type="string">
            <text:p>NA</text:p>
          </table:table-cell>
          <table:table-cell office:value-type="string">
            <text:p>copy paste value should allow</text:p>
          </table:table-cell>
          <table:table-cell office:value-type="string">
            <text:p>copy paste valu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To check that Street - text field box highlighted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Text field <text:s/>should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To check that Street text- <text:s/>Single Special character</text:p>
          </table:table-cell>
          <table:table-cell office:value-type="string">
            <text:p>Positive</text:p>
          </table:table-cell>
          <table:table-cell office:value-type="string">
            <text:p>&amp;</text:p>
          </table:table-cell>
          <table:table-cell table:number-columns-repeated="2" office:value-type="string">
            <text:p>NA</text:p>
          </table:table-cell>
          <table:table-cell office:value-type="string">
            <text:p>Single special character should accept</text:p>
          </table:table-cell>
          <table:table-cell office:value-type="string">
            <text:p>Single special character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To check that Street text- <text:s/>Space</text:p>
          </table:table-cell>
          <table:table-cell office:value-type="string">
            <text:p>Positive</text:p>
          </table:table-cell>
          <table:table-cell office:value-type="string">
            <text:p><text:s/>Aa <text:s text:c="2"/>djc 34</text:p>
          </table:table-cell>
          <table:table-cell table:number-columns-repeated="2" office:value-type="string">
            <text:p>NA</text:p>
          </table:table-cell>
          <table:table-cell office:value-type="string">
            <text:p>Space should allow </text:p>
          </table:table-cell>
          <table:table-cell office:value-type="string">
            <text:p>Space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To check that Street text- <text:s/>Auto suggest</text:p>
          </table:table-cell>
          <table:table-cell office:value-type="string">
            <text:p>Positive</text:p>
          </table:table-cell>
          <table:table-cell office:value-type="string">
            <text:p>asdadsd</text:p>
          </table:table-cell>
          <table:table-cell office:value-type="string">
            <text:p>NA</text:p>
          </table:table-cell>
          <table:table-cell office:value-type="string">
            <text:p>Enter the <text:s/>a </text:p>
          </table:table-cell>
          <table:table-cell office:value-type="string">
            <text:p>Auto suggest should display</text:p>
          </table:table-cell>
          <table:table-cell office:value-type="string">
            <text:p>Auto suggest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To check that Street -Text Fields marked * 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37">
            <text:p>37</text:p>
          </table:table-cell>
          <table:table-cell office:value-type="string">
            <text:p>To check that Area-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!@#$%%^&amp;*()_+~</text:p>
          </table:table-cell>
          <table:table-cell table:number-columns-repeated="2" office:value-type="string">
            <text:p>NA</text:p>
          </table:table-cell>
          <table:table-cell office:value-type="string">
            <text:p><text:s/>Special character should not allow popup message display</text:p>
          </table:table-cell>
          <table:table-cell office:value-type="string">
            <text:p>Special character not allowed popup messag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7">
          <table:table-cell office:value-type="float" office:value="38">
            <text:p>38</text:p>
          </table:table-cell>
          <table:table-cell office:value-type="string">
            <text:p>To check that Area- Uppercase</text:p>
          </table:table-cell>
          <table:table-cell office:value-type="string">
            <text:p>Positive</text:p>
          </table:table-cell>
          <table:table-cell office:value-type="string">
            <text:p>ABCD</text:p>
          </table:table-cell>
          <table:table-cell table:number-columns-repeated="2" office:value-type="string">
            <text:p>NA</text:p>
          </table:table-cell>
          <table:table-cell office:value-type="string">
            <text:p>Uppercase should allow</text:p>
          </table:table-cell>
          <table:table-cell office:value-type="string">
            <text:p>Uppercas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To check that <text:s/>Area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40">
            <text:p>40</text:p>
          </table:table-cell>
          <table:table-cell office:value-type="string">
            <text:p>To check that Area- Lowercase</text:p>
          </table:table-cell>
          <table:table-cell office:value-type="string">
            <text:p>Positive</text:p>
          </table:table-cell>
          <table:table-cell office:value-type="string">
            <text:p>fsdfsdv</text:p>
          </table:table-cell>
          <table:table-cell table:number-columns-repeated="2" office:value-type="string">
            <text:p>NA</text:p>
          </table:table-cell>
          <table:table-cell office:value-type="string">
            <text:p>Lowercase should allow</text:p>
          </table:table-cell>
          <table:table-cell office:value-type="string">
            <text:p>Lowercas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To check that Area- Alphanumeric</text:p>
          </table:table-cell>
          <table:table-cell office:value-type="string">
            <text:p>Positive</text:p>
          </table:table-cell>
          <table:table-cell office:value-type="string">
            <text:p>AB123</text:p>
          </table:table-cell>
          <table:table-cell table:number-columns-repeated="2" office:value-type="string">
            <text:p>NA</text:p>
          </table:table-cell>
          <table:table-cell office:value-type="string">
            <text:p>Alphanumeric should allow </text:p>
          </table:table-cell>
          <table:table-cell office:value-type="string">
            <text:p>Alphanumeric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To check that Area-Numeric value</text:p>
          </table:table-cell>
          <table:table-cell office:value-type="string">
            <text:p>Positive</text:p>
          </table:table-cell>
          <table:table-cell office:value-type="float" office:value="4567">
            <text:p>4567</text:p>
          </table:table-cell>
          <table:table-cell table:number-columns-repeated="2" office:value-type="string">
            <text:p>NA</text:p>
          </table:table-cell>
          <table:table-cell office:value-type="string">
            <text:p>Numeric value should allow</text:p>
          </table:table-cell>
          <table:table-cell office:value-type="string">
            <text:p>Numeric value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43">
            <text:p>43</text:p>
          </table:table-cell>
          <table:table-cell office:value-type="string">
            <text:p>To check that Area-Copy paste</text:p>
          </table:table-cell>
          <table:table-cell office:value-type="string">
            <text:p>Positive</text:p>
          </table:table-cell>
          <table:table-cell office:value-type="string">
            <text:p>test test test </text:p>
          </table:table-cell>
          <table:table-cell table:number-columns-repeated="2" office:value-type="string">
            <text:p>NA</text:p>
          </table:table-cell>
          <table:table-cell office:value-type="string">
            <text:p>copy paste value should allow</text:p>
          </table:table-cell>
          <table:table-cell office:value-type="string">
            <text:p>Copy paste value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To check that Area- text field box highlighted</text:p>
          </table:table-cell>
          <table:table-cell office:value-type="string">
            <text:p>Positive</text:p>
          </table:table-cell>
          <table:table-cell table:number-columns-repeated="2" office:value-type="string">
            <text:p>NA</text:p>
          </table:table-cell>
          <table:table-cell office:value-type="string">
            <text:p>Click the text field box </text:p>
          </table:table-cell>
          <table:table-cell office:value-type="string">
            <text:p>Text field box should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To check that Area -Text Fields marked * </text:p>
          </table:table-cell>
          <table:table-cell office:value-type="string">
            <text:p>Positive</text:p>
          </table:table-cell>
          <table:table-cell table:number-columns-repeated="2" office:value-type="string">
            <text:p>NA</text:p>
          </table:table-cell>
          <table:table-cell office:value-type="string">
            <text:p>Click the text field box 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46" table:number-columns-spanned="1" table:number-rows-spanned="2">
            <text:p>46</text:p>
          </table:table-cell>
          <table:table-cell office:value-type="string" table:number-columns-spanned="1" table:number-rows-spanned="2">
            <text:p>To check that Area -delete character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Enter the character </text:p>
          </table:table-cell>
          <table:table-cell office:value-type="string" table:number-columns-spanned="1" table:number-rows-spanned="2">
            <text:p>Character should delete</text:p>
          </table:table-cell>
          <table:table-cell office:value-type="string" table:number-columns-spanned="1" table:number-rows-spanned="2">
            <text:p>Character dele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48">
            <text:p>48</text:p>
          </table:covered-table-cell>
          <table:covered-table-cell office:value-type="string">
            <text:p>To check that Area -delete character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Delete the character</text:p>
          </table:table-cell>
          <table:covered-table-cell table:number-columns-repeated="2" office:value-type="string">
            <text:p>Character should delete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47" table:number-columns-spanned="1" table:number-rows-spanned="2">
            <text:p>47</text:p>
          </table:table-cell>
          <table:table-cell office:value-type="string" table:number-columns-spanned="1" table:number-rows-spanned="2">
            <text:p>To check that Area text- DOT with character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.hAGhg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Dot character should not allow popup message displayed</text:p>
          </table:table-cell>
          <table:table-cell office:value-type="string" table:number-columns-spanned="1" table:number-rows-spanned="2">
            <text:p>Dot character not allowed popup message 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0">
          <table:covered-table-cell office:value-type="float" office:value="50">
            <text:p>50</text:p>
          </table:covered-table-cell>
          <table:covered-table-cell office:value-type="string">
            <text:p>To check that Street text- DOT with character</text:p>
          </table:covered-table-cell>
          <table:covered-table-cell table:style-name="ce5" office:value-type="string">
            <text:p>Negative</text:p>
          </table:covered-table-cell>
          <table:covered-table-cell/>
          <table:covered-table-cell office:value-type="string">
            <text:p>NA</text:p>
          </table:covered-table-cell>
          <table:covered-table-cell office:value-type="string">
            <text:p>Enter the character </text:p>
          </table:covered-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12">
          <table:table-cell office:value-type="float" office:value="48" table:number-columns-spanned="1" table:number-rows-spanned="3">
            <text:p>48</text:p>
          </table:table-cell>
          <table:table-cell office:value-type="string" table:number-columns-spanned="1" table:number-rows-spanned="3">
            <text:p>To check that State text box field-Auto suggest <text:s/>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tamilnadu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Click the text field box </text:p>
          </table:table-cell>
          <table:table-cell office:value-type="string" table:number-columns-spanned="1" table:number-rows-spanned="3">
            <text:p>Auto suggest should display</text:p>
          </table:table-cell>
          <table:table-cell office:value-type="string" table:number-columns-spanned="1" table:number-rows-spanned="3">
            <text:p>Auto suggest displayed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21">
          <table:covered-table-cell office:value-type="float" office:value="52">
            <text:p>52</text:p>
          </table:covered-table-cell>
          <table:covered-table-cell office:value-type="string">
            <text:p>To check that State text box field-Auto suggest highlighted </text:p>
          </table:covered-table-cell>
          <table:covered-table-cell office:value-type="string">
            <text:p>Positive</text:p>
          </table:covered-table-cell>
          <table:covered-table-cell office:value-type="string">
            <text:p>tamilnadu</text:p>
          </table:covered-table-cell>
          <table:covered-table-cell office:value-type="float" office:value="2">
            <text:p>2</text:p>
          </table:covered-table-cell>
          <table:covered-table-cell office:value-type="string">
            <text:p>Click the text field box </text:p>
          </table:covered-table-cell>
          <table:covered-table-cell office:value-type="string">
            <text:p>Dot character should not allow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9">
          <table:covered-table-cell office:value-type="float" office:value="53">
            <text:p>53</text:p>
          </table:covered-table-cell>
          <table:covered-table-cell office:value-type="string">
            <text:p>To check that State text box field-Auto suggest highlighted </text:p>
          </table:covered-table-cell>
          <table:covered-table-cell office:value-type="string">
            <text:p>Positive</text:p>
          </table:covered-table-cell>
          <table:covered-table-cell office:value-type="string">
            <text:p>tamilnadu</text:p>
          </table:covered-table-cell>
          <table:table-cell office:value-type="float" office:value="2">
            <text:p>2</text:p>
          </table:table-cell>
          <table:table-cell office:value-type="string">
            <text:p>Enter the value as ta</text:p>
          </table:table-cell>
          <table:covered-table-cell office:value-type="string">
            <text:p>Dot character should not allow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49" table:number-columns-spanned="1" table:number-rows-spanned="2">
            <text:p>49</text:p>
          </table:table-cell>
          <table:table-cell office:value-type="string" table:number-columns-spanned="1" table:number-rows-spanned="2">
            <text:p>To check that State text box field-Auto suggest <text:s/>Highlighted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tamilnadu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should be Highlighted</text:p>
          </table:table-cell>
          <table:table-cell office:value-type="string" table:number-columns-spanned="1" table:number-rows-spanned="2">
            <text:p>Auto suggest Highligh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51">
            <text:p>51</text:p>
          </table:covered-table-cell>
          <table:covered-table-cell office:value-type="string">
            <text:p>To check that State text box field-Auto suggest highlighted </text:p>
          </table:covered-table-cell>
          <table:covered-table-cell office:value-type="string">
            <text:p>Positive</text:p>
          </table:covered-table-cell>
          <table:covered-table-cell office:value-type="string">
            <text:p>tamilnadu</text:p>
          </table:covered-table-cell>
          <table:table-cell office:value-type="float" office:value="2">
            <text:p>2</text:p>
          </table:table-cell>
          <table:table-cell office:value-type="string">
            <text:p>Enter the value as ta</text:p>
          </table:table-cell>
          <table:covered-table-cell office:value-type="string">
            <text:p>Dot character should not allow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To check that <text:s/>State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51" table:number-columns-spanned="1" table:number-rows-spanned="3">
            <text:p>51</text:p>
          </table:table-cell>
          <table:table-cell office:value-type="string" table:number-columns-spanned="1" table:number-rows-spanned="3">
            <text:p>To check that State text box field-space </text:p>
          </table:table-cell>
          <table:table-cell table:style-name="ce5" office:value-type="string" table:number-columns-spanned="1" table:number-rows-spanned="3">
            <text:p>Negative</text:p>
          </table:table-cell>
          <table:table-cell office:value-type="string" table:number-columns-spanned="1" table:number-rows-spanned="3">
            <text:p><text:s text:c="2"/>Ke rala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3">
            <text:p>Auto suggest no found <text:s/>should be display</text:p>
          </table:table-cell>
          <table:table-cell office:value-type="string" table:number-columns-spanned="1" table:number-rows-spanned="3">
            <text:p>Auto suggest no found <text:s/>displayed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0">
            <text:p>60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Leave Space 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9">
          <table:covered-table-cell office:value-type="float" office:value="61">
            <text:p>61</text:p>
          </table:covered-table-cell>
          <table:covered-table-cell/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3">
            <text:p>3</text:p>
          </table:table-cell>
          <table:table-cell office:value-type="string">
            <text:p>Enter the value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52" table:number-columns-spanned="1" table:number-rows-spanned="2">
            <text:p>52</text:p>
          </table:table-cell>
          <table:table-cell office:value-type="string" table:number-columns-spanned="1" table:number-rows-spanned="2">
            <text:p>To check that State text box field-Special character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&amp;^$#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4">
            <text:p>64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53" table:number-columns-spanned="1" table:number-rows-spanned="2">
            <text:p>53</text:p>
          </table:table-cell>
          <table:table-cell office:value-type="string" table:number-columns-spanned="1" table:number-rows-spanned="2">
            <text:p>To check that State text box field-Numb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float" office:value="1234" table:number-columns-spanned="1" table:number-rows-spanned="2">
            <text:p>1234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7">
            <text:p>67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table-cell office:value-type="float" office:value="54" table:number-columns-spanned="1" table:number-rows-spanned="2">
            <text:p>54</text:p>
          </table:table-cell>
          <table:table-cell office:value-type="string" table:number-columns-spanned="1" table:number-rows-spanned="2">
            <text:p>To check that State text Mandatory popup message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State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 office:value-type="float" office:value="55">
            <text:p>55</text:p>
          </table:covered-table-cell>
          <table:covered-table-cell/>
          <table:covered-table-cell table:style-name="ce5" office:value-type="string">
            <text:p>Nega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office:value-type="string">
            <text:p>Mandatory popup message should display</text:p>
          </table:covered-table-cell>
          <table:covered-table-cell office:value-type="string">
            <text:p>Mandatory popup message <text:s/>displayed</text:p>
          </table:covered-table-cell>
          <table:covered-table-cell table:number-columns-repeated="4"/>
          <table:covered-table-cell table:style-name="ce3"/>
          <table:table-cell table:number-columns-repeated="1011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To check that State text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To check that State empty field</text:p>
          </table:table-cell>
          <table:table-cell table:style-name="ce5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57">
            <text:p>57</text:p>
          </table:table-cell>
          <table:table-cell office:value-type="string">
            <text:p>To check that State-Auto suggest as Uppercase</text:p>
          </table:table-cell>
          <table:table-cell office:value-type="string">
            <text:p>Positive</text:p>
          </table:table-cell>
          <table:table-cell office:value-type="string">
            <text:p>TAMIL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TAMIL NADU <text:s/>should be load from system define table </text:p>
          </table:table-cell>
          <table:table-cell office:value-type="string">
            <text:p>Auto suggest TAMIL NADU should be loaded from system define table <text:s/>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To check that State-Auto suggest as Lowercase</text:p>
          </table:table-cell>
          <table:table-cell office:value-type="string">
            <text:p>Positive</text:p>
          </table:table-cell>
          <table:table-cell office:value-type="string">
            <text:p>ker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KERALA <text:s/>should be load from system define table <text:s/></text:p>
          </table:table-cell>
          <table:table-cell office:value-type="string">
            <text:p>Auto suggest KERALA loaded from system define table 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To check that State-Auto suggest as Emoji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To check that State-Alpha numeric </text:p>
          </table:table-cell>
          <table:table-cell table:style-name="ce5" office:value-type="string">
            <text:p>Negative</text:p>
          </table:table-cell>
          <table:table-cell office:value-type="string">
            <text:p>12CD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To check that State-Auto suggest as country name</text:p>
          </table:table-cell>
          <table:table-cell table:style-name="ce5" office:value-type="string">
            <text:p>Negative</text:p>
          </table:table-cell>
          <table:table-cell office:value-type="string">
            <text:p>INDIA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To check that City text field 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63" table:number-columns-spanned="1" table:number-rows-spanned="2">
            <text:p>63</text:p>
          </table:table-cell>
          <table:table-cell office:value-type="string" table:number-columns-spanned="1" table:number-rows-spanned="2">
            <text:p>To check that City text box field-Auto suggest <text:s/>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theni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should display</text:p>
          </table:table-cell>
          <table:table-cell office:value-type="string" table:number-columns-spanned="1" table:number-rows-spanned="2">
            <text:p>Auto suggest 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53">
            <text:p>53</text:p>
          </table:covered-table-cell>
          <table:covered-table-cell office:value-type="string">
            <text:p>To check that State text box field-Auto suggest highlighted </text:p>
          </table:covered-table-cell>
          <table:covered-table-cell office:value-type="string">
            <text:p>Positive</text:p>
          </table:covered-table-cell>
          <table:covered-table-cell office:value-type="string">
            <text:p>tamilnadu</text:p>
          </table:covered-table-cell>
          <table:table-cell office:value-type="float" office:value="2">
            <text:p>2</text:p>
          </table:table-cell>
          <table:table-cell office:value-type="string">
            <text:p>Enter the value as th</text:p>
          </table:table-cell>
          <table:covered-table-cell office:value-type="string">
            <text:p>Dot character should not allow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64" table:number-columns-spanned="1" table:number-rows-spanned="2">
            <text:p>64</text:p>
          </table:table-cell>
          <table:table-cell office:value-type="string" table:number-columns-spanned="1" table:number-rows-spanned="2">
            <text:p>To check that City text box field-Auto suggest <text:s/>Highlighted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Theni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should be Highlighted</text:p>
          </table:table-cell>
          <table:table-cell office:value-type="string" table:number-columns-spanned="1" table:number-rows-spanned="2">
            <text:p>Auto suggest Highligh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51">
            <text:p>51</text:p>
          </table:covered-table-cell>
          <table:covered-table-cell office:value-type="string">
            <text:p>To check that State text box field-Auto suggest highlighted </text:p>
          </table:covered-table-cell>
          <table:covered-table-cell office:value-type="string">
            <text:p>Positive</text:p>
          </table:covered-table-cell>
          <table:covered-table-cell office:value-type="string">
            <text:p>tamilnadu</text:p>
          </table:covered-table-cell>
          <table:table-cell office:value-type="float" office:value="2">
            <text:p>2</text:p>
          </table:table-cell>
          <table:table-cell office:value-type="string">
            <text:p>Enter the value as ta</text:p>
          </table:table-cell>
          <table:covered-table-cell office:value-type="string">
            <text:p>Dot character should not allow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To check that <text:s/>City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66" table:number-columns-spanned="1" table:number-rows-spanned="3">
            <text:p>66</text:p>
          </table:table-cell>
          <table:table-cell office:value-type="string" table:number-columns-spanned="1" table:number-rows-spanned="3">
            <text:p>To check that City text box field-space </text:p>
          </table:table-cell>
          <table:table-cell table:style-name="ce5" office:value-type="string" table:number-columns-spanned="1" table:number-rows-spanned="3">
            <text:p>Negative</text:p>
          </table:table-cell>
          <table:table-cell office:value-type="string" table:number-columns-spanned="1" table:number-rows-spanned="3">
            <text:p><text:s text:c="2"/>Madurai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3">
            <text:p>Auto suggest no found <text:s/>should be display</text:p>
          </table:table-cell>
          <table:table-cell office:value-type="string" table:number-columns-spanned="1" table:number-rows-spanned="3">
            <text:p>Auto suggest no found <text:s/>displayed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0">
            <text:p>60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Leave Space 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9">
          <table:covered-table-cell office:value-type="float" office:value="61">
            <text:p>61</text:p>
          </table:covered-table-cell>
          <table:covered-table-cell/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3">
            <text:p>3</text:p>
          </table:table-cell>
          <table:table-cell office:value-type="string">
            <text:p>Enter the value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67" table:number-columns-spanned="1" table:number-rows-spanned="2">
            <text:p>67</text:p>
          </table:table-cell>
          <table:table-cell office:value-type="string" table:number-columns-spanned="1" table:number-rows-spanned="2">
            <text:p>To check that City text box field-Special character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&amp;^$#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4">
            <text:p>64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68" table:number-columns-spanned="1" table:number-rows-spanned="2">
            <text:p>68</text:p>
          </table:table-cell>
          <table:table-cell office:value-type="string" table:number-columns-spanned="1" table:number-rows-spanned="2">
            <text:p>To check that City text box field-Numb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float" office:value="1234" table:number-columns-spanned="1" table:number-rows-spanned="2">
            <text:p>1234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7">
            <text:p>67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table-cell office:value-type="float" office:value="69" table:number-columns-spanned="1" table:number-rows-spanned="2">
            <text:p>69</text:p>
          </table:table-cell>
          <table:table-cell office:value-type="string" table:number-columns-spanned="1" table:number-rows-spanned="2">
            <text:p>To check that City text Mandatory popup message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City text field 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/>
          <table:covered-table-cell table:style-name="ce2"/>
          <table:covered-table-cell table:style-name="ce5"/>
          <table:covered-table-cell/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To check that City text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To check that City Required field</text:p>
          </table:table-cell>
          <table:table-cell table:style-name="ce5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To check that City-Auto suggest as Uppercase</text:p>
          </table:table-cell>
          <table:table-cell office:value-type="string">
            <text:p>Positive</text:p>
          </table:table-cell>
          <table:table-cell office:value-type="string">
            <text:p>THE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THENI <text:s/>should be load from system define table </text:p>
          </table:table-cell>
          <table:table-cell office:value-type="string">
            <text:p>Auto suggest THENI loaded from system define table 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To check that City-Auto suggest as Lowercase</text:p>
          </table:table-cell>
          <table:table-cell office:value-type="string">
            <text:p>Positive</text:p>
          </table:table-cell>
          <table:table-cell office:value-type="string">
            <text:p>mad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MADURAI <text:s/>should be load from <text:s/>system define table </text:p>
          </table:table-cell>
          <table:table-cell office:value-type="string">
            <text:p>Auto suggest MADURAI <text:s/>loaded from <text:s/>system define table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4">
            <text:p>74</text:p>
          </table:table-cell>
          <table:table-cell office:value-type="string">
            <text:p>To check that City-Auto suggest as Emoji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To check that City-Auto suggest as country name</text:p>
          </table:table-cell>
          <table:table-cell table:style-name="ce5" office:value-type="string">
            <text:p>Negative</text:p>
          </table:table-cell>
          <table:table-cell office:value-type="string">
            <text:p>INDIA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2">
          <table:table-cell office:value-type="float" office:value="76" table:number-columns-spanned="1" table:number-rows-spanned="2">
            <text:p>76</text:p>
          </table:table-cell>
          <table:table-cell office:value-type="string" table:number-columns-spanned="1" table:number-rows-spanned="2">
            <text:p>To check that Pincode textfield – Numbers </text:p>
          </table:table-cell>
          <table:table-cell office:value-type="string" table:number-columns-spanned="1" table:number-rows-spanned="2">
            <text:p>Positive</text:p>
          </table:table-cell>
          <table:table-cell office:value-type="float" office:value="635530" table:number-columns-spanned="1" table:number-rows-spanned="2">
            <text:p>635530</text:p>
          </table:table-cell>
          <table:table-cell office:value-type="float" office:value="1">
            <text:p>1</text:p>
          </table:table-cell>
          <table:table-cell office:value-type="string">
            <text:p>Enter the value</text:p>
          </table:table-cell>
          <table:table-cell office:value-type="string" table:number-columns-spanned="1" table:number-rows-spanned="2">
            <text:p><text:s/>Numbers should be allow </text:p>
          </table:table-cell>
          <table:table-cell office:value-type="string" table:number-columns-spanned="1" table:number-rows-spanned="2">
            <text:p><text:s/>Numbers <text:s/>allowed 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 office:value-type="float" office:value="77">
            <text:p>77</text:p>
          </table:covered-table-cell>
          <table:covered-table-cell office:value-type="string">
            <text:p>To check that Pincode-characters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Vip</text:p>
          </table:covered-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office:value-type="string">
            <text:p>Expect / other special character should not allow 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2">
          <table:table-cell office:value-type="float" office:value="77" table:number-columns-spanned="1" table:number-rows-spanned="2">
            <text:p>77</text:p>
          </table:table-cell>
          <table:table-cell office:value-type="string" table:number-columns-spanned="1" table:number-rows-spanned="2">
            <text:p>To check that Pincode textfield - character <text:s/>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Abc</text:p>
          </table:table-cell>
          <table:table-cell office:value-type="float" office:value="1">
            <text:p>1</text:p>
          </table:table-cell>
          <table:table-cell office:value-type="string">
            <text:p>Enter the value</text:p>
          </table:table-cell>
          <table:table-cell office:value-type="string" table:number-columns-spanned="1" table:number-rows-spanned="2">
            <text:p><text:s/>Characters not allow Popup message should display <text:s/></text:p>
          </table:table-cell>
          <table:table-cell office:value-type="string" table:number-columns-spanned="1" table:number-rows-spanned="2">
            <text:p>Characters not allowed Popup message <text:s/>displayed 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/>
          <table:covered-table-cell table:style-name="ce2"/>
          <table:covered-table-cell table:style-name="ce5" office:value-type="string">
            <text:p>Nega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22">
          <table:table-cell office:value-type="float" office:value="78" table:number-columns-spanned="1" table:number-rows-spanned="2">
            <text:p>78</text:p>
          </table:table-cell>
          <table:table-cell office:value-type="string" table:number-columns-spanned="1" table:number-rows-spanned="2">
            <text:p>To check that Pincode textfield – Limit six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float" office:value="635930" table:number-columns-spanned="1" table:number-rows-spanned="2">
            <text:p>635930</text:p>
          </table:table-cell>
          <table:table-cell office:value-type="float" office:value="1">
            <text:p>1</text:p>
          </table:table-cell>
          <table:table-cell office:value-type="string">
            <text:p>Enter the value</text:p>
          </table:table-cell>
          <table:table-cell office:value-type="string" table:number-columns-spanned="1" table:number-rows-spanned="2">
            <text:p><text:s/>Limited digit should be display <text:s/></text:p>
          </table:table-cell>
          <table:table-cell office:value-type="string" table:number-columns-spanned="1" table:number-rows-spanned="2">
            <text:p><text:s/>Limited digit displayed <text:s/>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/>
          <table:covered-table-cell table:style-name="ce2"/>
          <table:covered-table-cell table:number-columns-repeated="2"/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22">
          <table:table-cell office:value-type="float" office:value="79">
            <text:p>79</text:p>
          </table:table-cell>
          <table:table-cell office:value-type="string">
            <text:p>To check that Pincode textfield 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To check that <text:s/>Pincode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To check that <text:s/>Pincode text field -below six digits </text:p>
          </table:table-cell>
          <table:table-cell table:style-name="ce5" office:value-type="string">
            <text:p>Negative</text:p>
          </table:table-cell>
          <table:table-cell office:value-type="float" office:value="23432">
            <text:p>23432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ve digits number should not allow popup messgae should display</text:p>
          </table:table-cell>
          <table:table-cell office:value-type="string">
            <text:p>Five digits number not allowed popup message should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82" table:number-columns-spanned="1" table:number-rows-spanned="2">
            <text:p>82</text:p>
          </table:table-cell>
          <table:table-cell office:value-type="string" table:number-columns-spanned="1" table:number-rows-spanned="2">
            <text:p>To check that Pincode text field - <text:s/>Highlighted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Click the text fields box </text:p>
          </table:table-cell>
          <table:table-cell office:value-type="string" table:number-columns-spanned="1" table:number-rows-spanned="2">
            <text:p>Text field <text:s/>should be <text:s/>highlight</text:p>
          </table:table-cell>
          <table:table-cell office:value-type="string" table:number-columns-spanned="1" table:number-rows-spanned="2">
            <text:p>Text field <text:s/>highligh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3">
          <table:covered-table-cell office:value-type="float" office:value="84">
            <text:p>84</text:p>
          </table:covered-table-cell>
          <table:covered-table-cell/>
          <table:covered-table-cell office:value-type="string">
            <text:p>Negative</text:p>
          </table:covered-table-cell>
          <table:covered-table-cell office:value-type="float" office:value="23434">
            <text:p>23434</text:p>
          </table:covered-table-cell>
          <table:covered-table-cell office:value-type="float" office:value="3">
            <text:p>3</text:p>
          </table:covered-table-cell>
          <table:covered-table-cell office:value-type="string">
            <text:p>Enter the value</text:p>
          </table:covered-table-cell>
          <table:covered-table-cell office:value-type="string">
            <text:p>Five digits number should not allow </text:p>
          </table:covered-table-cell>
          <table:covered-table-cell office:value-type="string">
            <text:p>Five digits numb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4">
          <table:table-cell office:value-type="float" office:value="83">
            <text:p>83</text:p>
          </table:table-cell>
          <table:table-cell office:value-type="string">
            <text:p>To check that Pincode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allow</text:p>
          </table:table-cell>
          <table:table-cell office:value-type="string">
            <text:p>Auto sugges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84" table:number-columns-spanned="1" table:number-rows-spanned="3">
            <text:p>84</text:p>
          </table:table-cell>
          <table:table-cell office:value-type="string" table:number-columns-spanned="1" table:number-rows-spanned="3">
            <text:p>To check that STD Code text field-space </text:p>
          </table:table-cell>
          <table:table-cell table:style-name="ce5" office:value-type="string" table:number-columns-spanned="1" table:number-rows-spanned="3">
            <text:p>Negative</text:p>
          </table:table-cell>
          <table:table-cell office:value-type="string" table:number-columns-spanned="1" table:number-rows-spanned="3">
            <text:p><text:s/>NA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3">
            <text:p>Space should not allow popup message should display</text:p>
          </table:table-cell>
          <table:table-cell office:value-type="string" table:number-columns-spanned="1" table:number-rows-spanned="3">
            <text:p>Space not allowed popup message <text:s/>displayed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25">
          <table:covered-table-cell/>
          <table:covered-table-cell table:number-columns-repeated="3" table:style-name="ce2"/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26">
          <table:covered-table-cell/>
          <table:covered-table-cell table:number-columns-repeated="3" table:style-name="ce2"/>
          <table:table-cell office:value-type="float" office:value="3">
            <text:p>3</text:p>
          </table:table-cell>
          <table:table-cell office:value-type="string">
            <text:p>Enter the value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27">
          <table:table-cell office:value-type="float" office:value="85">
            <text:p>85</text:p>
          </table:table-cell>
          <table:table-cell office:value-type="string">
            <text:p>To check that STD Code text field - character <text:s/></text:p>
          </table:table-cell>
          <table:table-cell table:style-name="ce5" office:value-type="string">
            <text:p>Negative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<text:s/>Characters not allowed Popup message should display <text:s/></text:p>
          </table:table-cell>
          <table:table-cell office:value-type="string">
            <text:p>Characters not allowed Popup message <text:s/>display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To check that STD Code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87" table:number-columns-spanned="1" table:number-rows-spanned="2">
            <text:p>87</text:p>
          </table:table-cell>
          <table:table-cell office:value-type="string" table:number-columns-spanned="1" table:number-rows-spanned="2">
            <text:p>To check that STD Code text field - <text:s/>Highlighted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Click the text fields box </text:p>
          </table:table-cell>
          <table:table-cell office:value-type="string" table:number-columns-spanned="1" table:number-rows-spanned="2">
            <text:p>Text field <text:s/>should be <text:s/>highlight</text:p>
          </table:table-cell>
          <table:table-cell office:value-type="string" table:number-columns-spanned="1" table:number-rows-spanned="2">
            <text:p>Text field <text:s/>highligh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3">
          <table:covered-table-cell/>
          <table:covered-table-cell table:style-name="ce2"/>
          <table:covered-table-cell table:number-columns-repeated="10"/>
          <table:covered-table-cell table:style-name="ce3"/>
          <table:table-cell table:number-columns-repeated="1011"/>
        </table:table-row>
        <table:table-row table:style-name="ro14">
          <table:table-cell office:value-type="float" office:value="88">
            <text:p>88</text:p>
          </table:table-cell>
          <table:table-cell office:value-type="string">
            <text:p>To check that STD CODE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allow</text:p>
          </table:table-cell>
          <table:table-cell office:value-type="string">
            <text:p>Auto sugges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89" table:number-columns-spanned="1" table:number-rows-spanned="2">
            <text:p>89</text:p>
          </table:table-cell>
          <table:table-cell office:value-type="string" table:number-columns-spanned="1" table:number-rows-spanned="2">
            <text:p>To check that Institute Phone text field – Limit eight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 table:number-columns-spanned="1" table:number-rows-spanned="2">
            <text:p><text:s/>Limited digit should be display <text:s/></text:p>
          </table:table-cell>
          <table:table-cell office:value-type="string" table:number-columns-spanned="1" table:number-rows-spanned="2">
            <text:p><text:s/>Limited digit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92">
            <text:p>92</text:p>
          </table:covered-table-cell>
          <table:covered-table-cell office:value-type="string">
            <text:p>To check that Institute Phone text field – Limit eight digit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office:value-type="string">
            <text:p><text:s/>Limited digit should be display <text:s/>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7">
          <table:table-cell office:value-type="float" office:value="90">
            <text:p>90</text:p>
          </table:table-cell>
          <table:table-cell office:value-type="string">
            <text:p>To check that <text:s/>Institute Phone text field - character <text:s/></text:p>
          </table:table-cell>
          <table:table-cell table:style-name="ce5" office:value-type="string">
            <text:p>Negative</text:p>
          </table:table-cell>
          <table:table-cell office:value-type="string">
            <text:p>Abcd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<text:s/>Characters not allowed Popup message should display <text:s/></text:p>
          </table:table-cell>
          <table:table-cell office:value-type="string">
            <text:p>Characters not allowed Popup message <text:s/>display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7">
          <table:table-cell office:value-type="float" office:value="91">
            <text:p>91</text:p>
          </table:table-cell>
          <table:table-cell office:value-type="string">
            <text:p>To check that <text:s/>Institute Phone text field – Special character <text:s/></text:p>
          </table:table-cell>
          <table:table-cell table:style-name="ce5" office:value-type="string">
            <text:p>Negative</text:p>
          </table:table-cell>
          <table:table-cell office:value-type="string">
            <text:p>@#$%^&amp;*(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<text:s/>Characters not allowed Popup message should display <text:s/></text:p>
          </table:table-cell>
          <table:table-cell office:value-type="string">
            <text:p>Characters not allowed Popup message <text:s/>display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92">
            <text:p>92</text:p>
          </table:table-cell>
          <table:table-cell office:value-type="string">
            <text:p>To check that <text:s/>Institute Phone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93" table:number-columns-spanned="1" table:number-rows-spanned="3">
            <text:p>93</text:p>
          </table:table-cell>
          <table:table-cell office:value-type="string" table:number-columns-spanned="1" table:number-rows-spanned="3">
            <text:p>To check that <text:s/>Institute Phone text field-space </text:p>
          </table:table-cell>
          <table:table-cell table:style-name="ce5" office:value-type="string" table:number-columns-spanned="1" table:number-rows-spanned="3">
            <text:p>Negative</text:p>
          </table:table-cell>
          <table:table-cell office:value-type="string" table:number-columns-spanned="1" table:number-rows-spanned="3">
            <text:p><text:s/>NA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3">
            <text:p>Space should not allow </text:p>
          </table:table-cell>
          <table:table-cell office:value-type="string" table:number-columns-spanned="1" table:number-rows-spanned="3">
            <text:p>Space not allowed 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0">
            <text:p>60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Leave Space 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9">
          <table:covered-table-cell office:value-type="float" office:value="61">
            <text:p>61</text:p>
          </table:covered-table-cell>
          <table:covered-table-cell/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3">
            <text:p>3</text:p>
          </table:table-cell>
          <table:table-cell office:value-type="string">
            <text:p>Enter the value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8">
          <table:table-cell office:value-type="float" office:value="94">
            <text:p>94</text:p>
          </table:table-cell>
          <table:table-cell office:value-type="string">
            <text:p>To check that <text:s/>Institute Phone text field - <text:s/>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9">
          <table:table-cell office:value-type="float" office:value="95">
            <text:p>95</text:p>
          </table:table-cell>
          <table:table-cell office:value-type="string">
            <text:p>To check that <text:s/>Institute Phone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allow</text:p>
          </table:table-cell>
          <table:table-cell office:value-type="string">
            <text:p>Auto sugges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0">
          <table:table-cell office:value-type="float" office:value="96">
            <text:p>96</text:p>
          </table:table-cell>
          <table:table-cell office:value-type="string">
            <text:p>To check that Institute Phone-Auto suggest as Emoji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1">
          <table:table-cell office:value-type="float" office:value="97" table:number-columns-spanned="1" table:number-rows-spanned="2">
            <text:p>97</text:p>
          </table:table-cell>
          <table:table-cell office:value-type="string" table:number-columns-spanned="1" table:number-rows-spanned="2">
            <text:p>To check that Institute FAX text field – Limit eight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 table:number-columns-spanned="1" table:number-rows-spanned="2">
            <text:p><text:s/>Limited digit should be display <text:s/></text:p>
          </table:table-cell>
          <table:table-cell office:value-type="string" table:number-columns-spanned="1" table:number-rows-spanned="2">
            <text:p><text:s/>Limited digit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5">
          <table:covered-table-cell/>
          <table:covered-table-cell table:number-columns-repeated="3" table:style-name="ce2"/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27">
          <table:table-cell office:value-type="float" office:value="98">
            <text:p>98</text:p>
          </table:table-cell>
          <table:table-cell office:value-type="string">
            <text:p>To check that <text:s/>Institute FAX text field - character <text:s/></text:p>
          </table:table-cell>
          <table:table-cell table:style-name="ce5" office:value-type="string">
            <text:p>Negative</text:p>
          </table:table-cell>
          <table:table-cell office:value-type="string">
            <text:p>Abcd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<text:s/>Characters not allowed Popup message should display <text:s/></text:p>
          </table:table-cell>
          <table:table-cell office:value-type="string">
            <text:p>Characters not allowed Popup message <text:s/>display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7">
          <table:table-cell office:value-type="float" office:value="99">
            <text:p>99</text:p>
          </table:table-cell>
          <table:table-cell office:value-type="string">
            <text:p>To check that <text:s/>Institute FAX text field – Special character <text:s/></text:p>
          </table:table-cell>
          <table:table-cell table:style-name="ce5" office:value-type="string">
            <text:p>Negative</text:p>
          </table:table-cell>
          <table:table-cell office:value-type="string">
            <text:p>@#$%^&amp;*(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<text:s/>Characters not allowed Popup message should display <text:s/></text:p>
          </table:table-cell>
          <table:table-cell office:value-type="string">
            <text:p>Characters not allowed Popup message <text:s/>display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To check that Institute FAX text field – Limit eight digit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table-cell office:value-type="string">
            <text:p><text:s/>Limited digit should be display <text:s/>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101">
            <text:p>101</text:p>
          </table:table-cell>
          <table:table-cell office:value-type="string">
            <text:p>To check that <text:s/>Institute FAX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">
          <table:table-cell office:value-type="float" office:value="102" table:number-columns-spanned="1" table:number-rows-spanned="3">
            <text:p>102</text:p>
          </table:table-cell>
          <table:table-cell office:value-type="string" table:number-columns-spanned="1" table:number-rows-spanned="3">
            <text:p>To check that <text:s/>Institute FAX text field-space </text:p>
          </table:table-cell>
          <table:table-cell table:style-name="ce5" office:value-type="string" table:number-columns-spanned="1" table:number-rows-spanned="3">
            <text:p>Negative</text:p>
          </table:table-cell>
          <table:table-cell office:value-type="string" table:number-columns-spanned="1" table:number-rows-spanned="3">
            <text:p><text:s/>NA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3">
            <text:p>Space should not allow </text:p>
          </table:table-cell>
          <table:table-cell office:value-type="string" table:number-columns-spanned="1" table:number-rows-spanned="3">
            <text:p>Space should not allow 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32">
          <table:covered-table-cell office:value-type="float" office:value="104">
            <text:p>104</text:p>
          </table:covered-table-cell>
          <table:covered-table-cell office:value-type="string">
            <text:p>To check that <text:s/>Institute FAX text field-space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/>NA</text:p>
          </table:covered-table-cell>
          <table:table-cell office:value-type="float" office:value="2">
            <text:p>2</text:p>
          </table:table-cell>
          <table:table-cell office:value-type="string">
            <text:p>Leave Space </text:p>
          </table:table-cell>
          <table:covered-table-cell office:value-type="string">
            <text:p>Space should not allow 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3">
          <table:covered-table-cell office:value-type="float" office:value="105">
            <text:p>105</text:p>
          </table:covered-table-cell>
          <table:covered-table-cell office:value-type="string">
            <text:p>To check that <text:s/>Institute FAX text field-space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/>NA</text:p>
          </table:covered-table-cell>
          <table:table-cell office:value-type="float" office:value="3">
            <text:p>3</text:p>
          </table:table-cell>
          <table:table-cell office:value-type="string">
            <text:p>Enter the value</text:p>
          </table:table-cell>
          <table:covered-table-cell office:value-type="string">
            <text:p>Space should not allow 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4">
          <table:table-cell office:value-type="float" office:value="103">
            <text:p>103</text:p>
          </table:table-cell>
          <table:table-cell office:value-type="string">
            <text:p>To check that GST text field – Numbers </text:p>
          </table:table-cell>
          <table:table-cell office:value-type="string">
            <text:p>Positive</text:p>
          </table:table-cell>
          <table:table-cell office:value-type="float" office:value="12354">
            <text:p>1235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Numbers should allow</text:p>
          </table:table-cell>
          <table:table-cell office:value-type="string">
            <text:p>Numb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5">
          <table:table-cell office:value-type="float" office:value="104">
            <text:p>104</text:p>
          </table:table-cell>
          <table:table-cell office:value-type="string">
            <text:p>To check that GST text field – Text field <text:s/>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GST text field 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6">
          <table:table-cell office:value-type="float" office:value="105">
            <text:p>105</text:p>
          </table:table-cell>
          <table:table-cell office:value-type="string">
            <text:p>To check that GST text field – 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@#%#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 should not allow popup message should display</text:p>
          </table:table-cell>
          <table:table-cell office:value-type="string">
            <text:p>Special character not allowed popup message <text:s/>display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106" table:number-columns-spanned="1" table:number-rows-spanned="3">
            <text:p>106</text:p>
          </table:table-cell>
          <table:table-cell office:value-type="string" table:number-columns-spanned="1" table:number-rows-spanned="3">
            <text:p>To check that <text:s/>GST text field-space </text:p>
          </table:table-cell>
          <table:table-cell table:style-name="ce5" office:value-type="string" table:number-columns-spanned="1" table:number-rows-spanned="3">
            <text:p>Negative</text:p>
          </table:table-cell>
          <table:table-cell office:value-type="string" table:number-columns-spanned="1" table:number-rows-spanned="3">
            <text:p><text:s/>NA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3">
            <text:p>Space should not allow </text:p>
          </table:table-cell>
          <table:table-cell office:value-type="string" table:number-columns-spanned="1" table:number-rows-spanned="3">
            <text:p>Space not allowed 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60">
            <text:p>60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Leave Space 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9">
          <table:covered-table-cell office:value-type="float" office:value="61">
            <text:p>61</text:p>
          </table:covered-table-cell>
          <table:covered-table-cell/>
          <table:covered-table-cell table:style-name="ce5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3">
            <text:p>3</text:p>
          </table:table-cell>
          <table:table-cell office:value-type="string">
            <text:p>Enter the value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7">
          <table:table-cell office:value-type="float" office:value="107">
            <text:p>107</text:p>
          </table:table-cell>
          <table:table-cell office:value-type="string">
            <text:p>To check that GST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8">
          <table:table-cell office:value-type="float" office:value="108">
            <text:p>108</text:p>
          </table:table-cell>
          <table:table-cell office:value-type="string">
            <text:p>To check that <text:s/>GST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display</text:p>
          </table:table-cell>
          <table:table-cell office:value-type="string">
            <text:p>Auto suggest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09" table:number-columns-spanned="1" table:number-rows-spanned="2">
            <text:p>109</text:p>
          </table:table-cell>
          <table:table-cell office:value-type="string" table:number-columns-spanned="1" table:number-rows-spanned="2">
            <text:p>To check that GST text field Mandatory popup message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State text field 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5">
          <table:covered-table-cell office:value-type="float" office:value="106">
            <text:p>106</text:p>
          </table:covered-table-cell>
          <table:covered-table-cell office:value-type="string">
            <text:p>To check that GST text field Mandatory popup message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office:value-type="string">
            <text:p>Mandatory popup message should display</text:p>
          </table:covered-table-cell>
          <table:covered-table-cell office:value-type="string">
            <text:p>Mandatory popup message <text:s/>displayed</text:p>
          </table:covered-table-cell>
          <table:covered-table-cell table:number-columns-repeated="3"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40">
          <table:table-cell office:value-type="float" office:value="110">
            <text:p>110</text:p>
          </table:table-cell>
          <table:table-cell office:value-type="string">
            <text:p>To check that <text:s/>eLORA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allow</text:p>
          </table:table-cell>
          <table:table-cell office:value-type="string">
            <text:p>Auto sugges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1">
          <table:table-cell office:value-type="float" office:value="111" table:number-columns-spanned="1" table:number-rows-spanned="2">
            <text:p>111</text:p>
          </table:table-cell>
          <table:table-cell office:value-type="string" table:number-columns-spanned="1" table:number-rows-spanned="2">
            <text:p>To check that eLORA text field – Limited eight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 table:number-columns-spanned="1" table:number-rows-spanned="2">
            <text:p><text:s/>Limited digit should be allow</text:p>
          </table:table-cell>
          <table:table-cell office:value-type="string" table:number-columns-spanned="1" table:number-rows-spanned="2">
            <text:p><text:s/>Limited digit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2">
          <table:covered-table-cell office:value-type="float" office:value="92">
            <text:p>92</text:p>
          </table:covered-table-cell>
          <table:covered-table-cell office:value-type="string">
            <text:p>To check that Institute Phone text field – Limit eight digit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office:value-type="string">
            <text:p><text:s/>Limited digit should be display <text:s/>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2">
          <table:table-cell office:value-type="float" office:value="112">
            <text:p>112</text:p>
          </table:table-cell>
          <table:table-cell office:value-type="string">
            <text:p>To check that eLORA text field – Alphanumeric</text:p>
          </table:table-cell>
          <table:table-cell office:value-type="string">
            <text:p>Positive</text:p>
          </table:table-cell>
          <table:table-cell office:value-type="string">
            <text:p>AB1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Alphanumeric should allow</text:p>
          </table:table-cell>
          <table:table-cell office:value-type="string">
            <text:p>Alphanumeric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13">
            <text:p>113</text:p>
          </table:table-cell>
          <table:table-cell office:value-type="string">
            <text:p>To check that eLORA text field-First two characters</text:p>
          </table:table-cell>
          <table:table-cell office:value-type="string">
            <text:p>Positive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Two characters should be allow</text:p>
          </table:table-cell>
          <table:table-cell office:value-type="string">
            <text:p>First Two characters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14">
            <text:p>114</text:p>
          </table:table-cell>
          <table:table-cell office:value-type="string">
            <text:p>To check that eLORA text field-Second six Numbers</text:p>
          </table:table-cell>
          <table:table-cell office:value-type="string">
            <text:p>Positive</text:p>
          </table:table-cell>
          <table:table-cell office:value-type="float" office:value="234343">
            <text:p>23434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econd six numbers should be allow</text:p>
          </table:table-cell>
          <table:table-cell office:value-type="string">
            <text:p>Second six numb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15">
            <text:p>115</text:p>
          </table:table-cell>
          <table:table-cell office:value-type="string">
            <text:p>To check that eLORA text field full characters</text:p>
          </table:table-cell>
          <table:table-cell table:style-name="ce5" office:value-type="string">
            <text:p>Negative</text:p>
          </table:table-cell>
          <table:table-cell office:value-type="string">
            <text:p>DFGTEshy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ull characters should not accept popup message should display</text:p>
          </table:table-cell>
          <table:table-cell office:value-type="string">
            <text:p>Full characters not accept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16">
            <text:p>116</text:p>
          </table:table-cell>
          <table:table-cell office:value-type="string">
            <text:p>To check that eLORA text field full Numbers</text:p>
          </table:table-cell>
          <table:table-cell table:style-name="ce5" office:value-type="string">
            <text:p>Negative</text:p>
          </table:table-cell>
          <table:table-cell office:value-type="float" office:value="32343545">
            <text:p>32343545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ull not should not accept popup message should display</text:p>
          </table:table-cell>
          <table:table-cell office:value-type="string">
            <text:p>Full characters not accept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17">
            <text:p>117</text:p>
          </table:table-cell>
          <table:table-cell office:value-type="string">
            <text:p>To check that eLORA text field box Highlig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 text:c="3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6">
          <table:table-cell office:value-type="float" office:value="118">
            <text:p>118</text:p>
          </table:table-cell>
          <table:table-cell office:value-type="string">
            <text:p>To check that eLORA text field – 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@#%#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 should not allow popup message should display</text:p>
          </table:table-cell>
          <table:table-cell office:value-type="string">
            <text:p>Special character not allow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3">
          <table:table-cell office:value-type="float" office:value="119">
            <text:p>119</text:p>
          </table:table-cell>
          <table:table-cell office:value-type="string">
            <text:p>To check that eLORA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To check that <text:s/>eLORA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>
            <text:p>Auto suggest should be allow</text:p>
          </table:table-cell>
          <table:table-cell office:value-type="string">
            <text:p>Auto sugges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4">
          <table:table-cell office:value-type="float" office:value="121">
            <text:p>121</text:p>
          </table:table-cell>
          <table:table-cell office:value-type="string">
            <text:p>To check that Name text field -Characters</text:p>
          </table:table-cell>
          <table:table-cell office:value-type="string">
            <text:p>Positive</text:p>
          </table:table-cell>
          <table:table-cell office:value-type="string">
            <text:p>BE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haracter should be allow</text:p>
          </table:table-cell>
          <table:table-cell office:value-type="string">
            <text:p>Character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2">
          <table:table-cell office:value-type="float" office:value="122" table:number-columns-spanned="1" table:number-rows-spanned="2">
            <text:p>122</text:p>
          </table:table-cell>
          <table:table-cell office:value-type="string" table:number-columns-spanned="1" table:number-rows-spanned="2">
            <text:p>To check that Name text field – Numbers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float" office:value="635530" table:number-columns-spanned="1" table:number-rows-spanned="2">
            <text:p>635530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 table:number-columns-spanned="1" table:number-rows-spanned="2">
            <text:p><text:s/>Numbers should not allow popup message should display</text:p>
          </table:table-cell>
          <table:table-cell office:value-type="string" table:number-columns-spanned="1" table:number-rows-spanned="2">
            <text:p><text:s/>Numbers not allowed popup message 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">
          <table:covered-table-cell/>
          <table:covered-table-cell table:style-name="ce2"/>
          <table:covered-table-cell table:style-name="ce5"/>
          <table:covered-table-cell/>
          <table:table-cell office:value-type="float" office:value="2">
            <text:p>2</text:p>
          </table:table-cell>
          <table:table-cell office:value-type="string">
            <text:p>Enter the value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45">
          <table:table-cell office:value-type="float" office:value="123">
            <text:p>123</text:p>
          </table:table-cell>
          <table:table-cell office:value-type="string">
            <text:p>To check that Name text field 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6">
          <table:table-cell office:value-type="float" office:value="124">
            <text:p>124</text:p>
          </table:table-cell>
          <table:table-cell office:value-type="string">
            <text:p>To check that <text:s/>Name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3">
          <table:table-cell office:value-type="float" office:value="125">
            <text:p>125</text:p>
          </table:table-cell>
          <table:table-cell office:value-type="string">
            <text:p>To check that Name text field - <text:s/>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3">
          <table:table-cell office:value-type="float" office:value="126">
            <text:p>126</text:p>
          </table:table-cell>
          <table:table-cell office:value-type="string">
            <text:p>To check that Name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allow</text:p>
          </table:table-cell>
          <table:table-cell office:value-type="string">
            <text:p>Auto sugges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1">
          <table:table-cell office:value-type="float" office:value="127" table:number-columns-spanned="1" table:number-rows-spanned="2">
            <text:p>127</text:p>
          </table:table-cell>
          <table:table-cell office:value-type="string" table:number-columns-spanned="1" table:number-rows-spanned="2">
            <text:p>To check that Name text field Mandatory popup message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City text field 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1">
          <table:covered-table-cell office:value-type="float" office:value="124">
            <text:p>124</text:p>
          </table:covered-table-cell>
          <table:covered-table-cell office:value-type="string">
            <text:p>To check that Name text field Mandatory popup message </text:p>
          </table:covered-table-cell>
          <table:covered-table-cell table:style-name="ce5" office:value-type="string">
            <text:p>Nega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office:value-type="string">
            <text:p>Mandatory popup message should display</text:p>
          </table:covered-table-cell>
          <table:covered-table-cell office:value-type="string">
            <text:p>Mandatory popup message <text:s/>display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7">
          <table:table-cell office:value-type="float" office:value="128" table:number-columns-spanned="1" table:number-rows-spanned="2">
            <text:p>128</text:p>
          </table:table-cell>
          <table:table-cell office:value-type="string" table:number-columns-spanned="1" table:number-rows-spanned="2">
            <text:p>To check that <text:s/>Name text field-space 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<text:s/>charan shiv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Space should <text:s/>allow </text:p>
          </table:table-cell>
          <table:table-cell office:value-type="string" table:number-columns-spanned="1" table:number-rows-spanned="2">
            <text:p>Space <text:s/>allowed 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43">
          <table:covered-table-cell/>
          <table:covered-table-cell table:style-name="ce2"/>
          <table:covered-table-cell office:value-type="string">
            <text:p>Posi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Leave space in center of the name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47">
          <table:table-cell office:value-type="float" office:value="129">
            <text:p>129</text:p>
          </table:table-cell>
          <table:table-cell office:value-type="string">
            <text:p>To check that <text:s/>Name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display</text:p>
          </table:table-cell>
          <table:table-cell office:value-type="string">
            <text:p>Auto suggest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9">
          <table:table-cell office:value-type="float" office:value="130" table:number-columns-spanned="1" table:number-rows-spanned="2">
            <text:p>130</text:p>
          </table:table-cell>
          <table:table-cell office:value-type="string" table:number-columns-spanned="1" table:number-rows-spanned="2">
            <text:p>To check that Name text field Mandatory popup message </text:p>
          </table:table-cell>
          <table:table-cell table:style-name="ce5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State text field 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/>
          <table:covered-table-cell table:number-columns-repeated="3" table:style-name="ce2"/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48">
          <table:table-cell office:value-type="float" office:value="131">
            <text:p>131</text:p>
          </table:table-cell>
          <table:table-cell office:value-type="string">
            <text:p>To check that Name text field – 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@#%#)(*|*)</text:p>
          </table:table-cell>
          <table:table-cell table:number-columns-repeated="2" office:value-type="string">
            <text:p>NA</text:p>
          </table:table-cell>
          <table:table-cell office:value-type="string">
            <text:p>Special character should not allow popup message should display</text:p>
          </table:table-cell>
          <table:table-cell office:value-type="string">
            <text:p>Special character not allowed popup messag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To check that Name text field Emoji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Emojis should not allow popup message should be display</text:p>
          </table:table-cell>
          <table:table-cell office:value-type="string">
            <text:p>Emojis should not allow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33">
            <text:p>133</text:p>
          </table:table-cell>
          <table:table-cell office:value-type="string">
            <text:p>To check that Name text field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To check that Name Required field</text:p>
          </table:table-cell>
          <table:table-cell table:style-name="ce5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2">
          <table:table-cell office:value-type="float" office:value="135" table:number-columns-spanned="1" table:number-rows-spanned="2">
            <text:p>135</text:p>
          </table:table-cell>
          <table:table-cell office:value-type="string" table:number-columns-spanned="1" table:number-rows-spanned="2">
            <text:p>To check that Phone text field – Numbers </text:p>
          </table:table-cell>
          <table:table-cell office:value-type="string" table:number-columns-spanned="1" table:number-rows-spanned="2">
            <text:p>Positive</text:p>
          </table:table-cell>
          <table:table-cell office:value-type="float" office:value="90425174" table:number-columns-spanned="1" table:number-rows-spanned="2">
            <text:p>90425174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 table:number-columns-spanned="1" table:number-rows-spanned="2">
            <text:p><text:s/>Numbers should allow</text:p>
          </table:table-cell>
          <table:table-cell office:value-type="string" table:number-columns-spanned="1" table:number-rows-spanned="2">
            <text:p><text:s/>Numbers 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/>
          <table:covered-table-cell table:style-name="ce2"/>
          <table:covered-table-cell office:value-type="string">
            <text:p>Posi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Enter the value</text:p>
          </table:table-cell>
          <table:covered-table-cell table:number-columns-repeated="6"/>
          <table:covered-table-cell table:style-name="ce3"/>
          <table:table-cell table:number-columns-repeated="1011"/>
        </table:table-row>
        <table:table-row table:style-name="ro12">
          <table:table-cell office:value-type="float" office:value="136" table:number-columns-spanned="1" table:number-rows-spanned="2">
            <text:p>136</text:p>
          </table:table-cell>
          <table:table-cell office:value-type="string" table:number-columns-spanned="1" table:number-rows-spanned="2">
            <text:p>To check that Phone text field – Limited eight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 table:number-columns-spanned="1" table:number-rows-spanned="2">
            <text:p><text:s/>Limited digit should be allow</text:p>
          </table:table-cell>
          <table:table-cell office:value-type="string" table:number-columns-spanned="1" table:number-rows-spanned="2">
            <text:p><text:s/>Limited digit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 office:value-type="float" office:value="92">
            <text:p>92</text:p>
          </table:covered-table-cell>
          <table:covered-table-cell office:value-type="string">
            <text:p>To check that Institute Phone text field – Limit eight digit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office:value-type="string">
            <text:p><text:s/>Limited digit should be display <text:s/>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9">
          <table:table-cell office:value-type="float" office:value="137">
            <text:p>137</text:p>
          </table:table-cell>
          <table:table-cell office:value-type="string">
            <text:p>To check that Phone text field – 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@#%#)(*|*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 should not allow popup message should display</text:p>
          </table:table-cell>
          <table:table-cell office:value-type="string">
            <text:p>Special character not allowed popup messag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7">
          <table:table-cell office:value-type="float" office:value="138">
            <text:p>138</text:p>
          </table:table-cell>
          <table:table-cell office:value-type="string">
            <text:p>To check that Phone text field -Characters</text:p>
          </table:table-cell>
          <table:table-cell table:style-name="ce5" office:value-type="string">
            <text:p>Negative</text:p>
          </table:table-cell>
          <table:table-cell office:value-type="string">
            <text:p>BE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haracter should not be allow</text:p>
          </table:table-cell>
          <table:table-cell office:value-type="string">
            <text:p>Character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0">
          <table:table-cell office:value-type="float" office:value="139">
            <text:p>139</text:p>
          </table:table-cell>
          <table:table-cell office:value-type="string">
            <text:p>To check that Phone text field - <text:s/>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1">
          <table:table-cell office:value-type="float" office:value="140">
            <text:p>140</text:p>
          </table:table-cell>
          <table:table-cell office:value-type="string">
            <text:p>To check that <text:s/>Phone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display</text:p>
          </table:table-cell>
          <table:table-cell office:value-type="string">
            <text:p>Auto suggest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41">
            <text:p>141</text:p>
          </table:table-cell>
          <table:table-cell office:value-type="string">
            <text:p>To check that <text:s/>Phone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1">
          <table:table-cell office:value-type="float" office:value="142">
            <text:p>142</text:p>
          </table:table-cell>
          <table:table-cell office:value-type="string">
            <text:p>To check that Phone text field – Alpha numeric</text:p>
          </table:table-cell>
          <table:table-cell table:style-name="ce5" office:value-type="string">
            <text:p>Negative</text:p>
          </table:table-cell>
          <table:table-cell office:value-type="string">
            <text:p>AB1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Alphanumeric should not allow</text:p>
          </table:table-cell>
          <table:table-cell office:value-type="string">
            <text:p>Alphanumeric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7">
          <table:table-cell office:value-type="float" office:value="143">
            <text:p>143</text:p>
          </table:table-cell>
          <table:table-cell office:value-type="string">
            <text:p>To check that Phone text field Emoji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Emojis should not allow popup message should be display</text:p>
          </table:table-cell>
          <table:table-cell office:value-type="string">
            <text:p>Emojis should not allow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44">
            <text:p>144</text:p>
          </table:table-cell>
          <table:table-cell office:value-type="string">
            <text:p>To check that Phone text field <text:s/>same number</text:p>
          </table:table-cell>
          <table:table-cell office:value-type="string">
            <text:p>Positive</text:p>
          </table:table-cell>
          <table:table-cell office:value-type="float" office:value="11111111">
            <text:p>11111111</text:p>
          </table:table-cell>
          <table:table-cell table:number-columns-repeated="2" office:value-type="string">
            <text:p>NA</text:p>
          </table:table-cell>
          <table:table-cell office:value-type="string">
            <text:p>Same number should allow</text:p>
          </table:table-cell>
          <table:table-cell office:value-type="string">
            <text:p>Same number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2">
          <table:table-cell office:value-type="float" office:value="145" table:number-columns-spanned="1" table:number-rows-spanned="2">
            <text:p>145</text:p>
          </table:table-cell>
          <table:table-cell office:value-type="string" table:number-columns-spanned="1" table:number-rows-spanned="2">
            <text:p>To check that FAX text field – Numbers </text:p>
          </table:table-cell>
          <table:table-cell office:value-type="string" table:number-columns-spanned="1" table:number-rows-spanned="2">
            <text:p>Positive</text:p>
          </table:table-cell>
          <table:table-cell office:value-type="float" office:value="62800912" table:number-columns-spanned="1" table:number-rows-spanned="2">
            <text:p>62800912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 table:number-columns-spanned="1" table:number-rows-spanned="2">
            <text:p><text:s/>Numbers should allow</text:p>
          </table:table-cell>
          <table:table-cell office:value-type="string" table:number-columns-spanned="1" table:number-rows-spanned="2">
            <text:p><text:s/>Numbers 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2">
          <table:covered-table-cell office:value-type="float" office:value="142">
            <text:p>142</text:p>
          </table:covered-table-cell>
          <table:covered-table-cell office:value-type="string">
            <text:p>To check that Phone text field – Numbers </text:p>
          </table:covered-table-cell>
          <table:covered-table-cell office:value-type="string">
            <text:p>Positive</text:p>
          </table:covered-table-cell>
          <table:covered-table-cell office:value-type="float" office:value="62800913">
            <text:p>62800913</text:p>
          </table:covered-table-cell>
          <table:table-cell office:value-type="float" office:value="2">
            <text:p>2</text:p>
          </table:table-cell>
          <table:table-cell office:value-type="string">
            <text:p>Enter the value</text:p>
          </table:table-cell>
          <table:covered-table-cell office:value-type="string">
            <text:p><text:s/>Numbers should allow</text:p>
          </table:covered-table-cell>
          <table:covered-table-cell office:value-type="string">
            <text:p><text:s/>Numbers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146" table:number-columns-spanned="1" table:number-rows-spanned="2">
            <text:p>146</text:p>
          </table:table-cell>
          <table:table-cell office:value-type="string" table:number-columns-spanned="1" table:number-rows-spanned="2">
            <text:p>To check that FAX text field – Limited eight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 table:number-columns-spanned="1" table:number-rows-spanned="2">
            <text:p><text:s/>Limited digit should be allow</text:p>
          </table:table-cell>
          <table:table-cell office:value-type="string" table:number-columns-spanned="1" table:number-rows-spanned="2">
            <text:p><text:s/>Limited digit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2">
          <table:covered-table-cell office:value-type="float" office:value="92">
            <text:p>92</text:p>
          </table:covered-table-cell>
          <table:covered-table-cell office:value-type="string">
            <text:p>To check that Institute Phone text field – Limit eight digit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office:value-type="string">
            <text:p><text:s/>Limited digit should be display <text:s/>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5">
          <table:table-cell office:value-type="float" office:value="147">
            <text:p>147</text:p>
          </table:table-cell>
          <table:table-cell office:value-type="string">
            <text:p>To check that FAX text field – 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@#%#)(*|*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 should not allow popup message should display</text:p>
          </table:table-cell>
          <table:table-cell office:value-type="string">
            <text:p>Special character not allowed popup messag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6">
          <table:table-cell office:value-type="float" office:value="148">
            <text:p>148</text:p>
          </table:table-cell>
          <table:table-cell office:value-type="string">
            <text:p>To check that FAX text field -Characters</text:p>
          </table:table-cell>
          <table:table-cell table:style-name="ce5" office:value-type="string">
            <text:p>Negative</text:p>
          </table:table-cell>
          <table:table-cell office:value-type="string">
            <text:p>BE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haracter should not be allow</text:p>
          </table:table-cell>
          <table:table-cell office:value-type="string">
            <text:p>Character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6">
          <table:table-cell office:value-type="float" office:value="149">
            <text:p>149</text:p>
          </table:table-cell>
          <table:table-cell office:value-type="string">
            <text:p>To check that FAX text field – Alpha numeric</text:p>
          </table:table-cell>
          <table:table-cell table:style-name="ce5" office:value-type="string">
            <text:p>Negative</text:p>
          </table:table-cell>
          <table:table-cell office:value-type="string">
            <text:p>AB1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Alphanumeric should not allow</text:p>
          </table:table-cell>
          <table:table-cell office:value-type="string">
            <text:p>Alphanumeric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50">
            <text:p>150</text:p>
          </table:table-cell>
          <table:table-cell office:value-type="string">
            <text:p>To check that <text:s/>FAX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3">
          <table:table-cell office:value-type="float" office:value="151">
            <text:p>151</text:p>
          </table:table-cell>
          <table:table-cell office:value-type="string">
            <text:p>To check that FAX text field - <text:s/>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3">
          <table:table-cell office:value-type="float" office:value="152">
            <text:p>152</text:p>
          </table:table-cell>
          <table:table-cell office:value-type="string">
            <text:p>To check that <text:s/>FAX text field Auto suggest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>
            <text:p>Auto suggest should be display</text:p>
          </table:table-cell>
          <table:table-cell office:value-type="string">
            <text:p>Auto suggest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6">
          <table:table-cell office:value-type="float" office:value="153">
            <text:p>153</text:p>
          </table:table-cell>
          <table:table-cell office:value-type="string">
            <text:p>To check that FAX text field Emoji</text:p>
          </table:table-cell>
          <table:table-cell table:style-name="ce5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Emojis should not allow popup message should be display</text:p>
          </table:table-cell>
          <table:table-cell office:value-type="string">
            <text:p>Emojis should not allow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1">
          <table:table-cell office:value-type="float" office:value="154">
            <text:p>154</text:p>
          </table:table-cell>
          <table:table-cell office:value-type="string">
            <text:p>To check that FAX text field Copy paste</text:p>
          </table:table-cell>
          <table:table-cell office:value-type="string">
            <text:p>Positive</text:p>
          </table:table-cell>
          <table:table-cell office:value-type="string">
            <text:p>6756 675</text:p>
          </table:table-cell>
          <table:table-cell table:number-columns-repeated="2" office:value-type="string">
            <text:p>NA</text:p>
          </table:table-cell>
          <table:table-cell office:value-type="string">
            <text:p>copy paste should not allow popup message should be display</text:p>
          </table:table-cell>
          <table:table-cell office:value-type="string">
            <text:p>copy paste should not allowed popup message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5">
          <table:table-cell office:value-type="float" office:value="155" table:number-columns-spanned="1" table:number-rows-spanned="2">
            <text:p>155</text:p>
          </table:table-cell>
          <table:table-cell office:value-type="string" table:number-columns-spanned="1" table:number-rows-spanned="2">
            <text:p>To check that Mobile text field – Limited eight digit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s box </text:p>
          </table:table-cell>
          <table:table-cell office:value-type="string" table:number-columns-spanned="1" table:number-rows-spanned="2">
            <text:p><text:s/>Limited digit should be allow</text:p>
          </table:table-cell>
          <table:table-cell office:value-type="string" table:number-columns-spanned="1" table:number-rows-spanned="2">
            <text:p><text:s/>Limited digit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9">
          <table:covered-table-cell office:value-type="float" office:value="92">
            <text:p>92</text:p>
          </table:covered-table-cell>
          <table:covered-table-cell office:value-type="string">
            <text:p>To check that Institute Phone text field – Limit eight digit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the next field <text:s text:c="2"/></text:p>
          </table:table-cell>
          <table:covered-table-cell office:value-type="string">
            <text:p><text:s/>Limited digit should be display <text:s/>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4">
          <table:table-cell office:value-type="float" office:value="156">
            <text:p>156</text:p>
          </table:table-cell>
          <table:table-cell office:value-type="string">
            <text:p>To check that Mobile text field – Special character</text:p>
          </table:table-cell>
          <table:table-cell table:style-name="ce5" office:value-type="string">
            <text:p>Negative</text:p>
          </table:table-cell>
          <table:table-cell office:value-type="string">
            <text:p>@#%#)(*|*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 should not allow popup message should display</text:p>
          </table:table-cell>
          <table:table-cell office:value-type="string">
            <text:p>Special character not allowed popup messag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8">
          <table:table-cell office:value-type="float" office:value="157">
            <text:p>157</text:p>
          </table:table-cell>
          <table:table-cell office:value-type="string">
            <text:p>To check that Mobile text field -Characters</text:p>
          </table:table-cell>
          <table:table-cell table:style-name="ce5" office:value-type="string">
            <text:p>Negative</text:p>
          </table:table-cell>
          <table:table-cell office:value-type="string">
            <text:p>BE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haracter should not be allow</text:p>
          </table:table-cell>
          <table:table-cell office:value-type="string">
            <text:p>Character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5">
          <table:table-cell office:value-type="float" office:value="158">
            <text:p>158</text:p>
          </table:table-cell>
          <table:table-cell office:value-type="string">
            <text:p>To check that Mobile text field – Alpha numeric</text:p>
          </table:table-cell>
          <table:table-cell table:style-name="ce5" office:value-type="string">
            <text:p>Negative</text:p>
          </table:table-cell>
          <table:table-cell office:value-type="string">
            <text:p>AB1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Alphanumeric should not allow</text:p>
          </table:table-cell>
          <table:table-cell office:value-type="string">
            <text:p>Alphanumeric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2">
          <table:table-cell office:value-type="float" office:value="159">
            <text:p>159</text:p>
          </table:table-cell>
          <table:table-cell office:value-type="string">
            <text:p>To check that <text:s/>Mobile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60">
            <text:p>160</text:p>
          </table:table-cell>
          <table:table-cell office:value-type="string">
            <text:p>To check that Email text field Special character</text:p>
          </table:table-cell>
          <table:table-cell office:value-type="string">
            <text:p>Positive</text:p>
          </table:table-cell>
          <table:table-cell office:value-type="string">
            <text:p>@ <text:s/>.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Expect @ and dot other Special Character should not allow</text:p>
          </table:table-cell>
          <table:table-cell office:value-type="string">
            <text:p>Expect @ and dot other Special Character not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6">
          <table:table-cell office:value-type="float" office:value="161">
            <text:p>161</text:p>
          </table:table-cell>
          <table:table-cell office:value-type="string">
            <text:p>To check that Email text field Domain Extensions</text:p>
          </table:table-cell>
          <table:table-cell office:value-type="string">
            <text:p>Positive</text:p>
          </table:table-cell>
          <table:table-cell office:value-type="string">
            <text:p>in <text:s text:c="2"/>com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Domain Extensions should be allow</text:p>
          </table:table-cell>
          <table:table-cell office:value-type="string">
            <text:p>Domain Extension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To check that Email text field Space</text:p>
          </table:table-cell>
          <table:table-cell table:style-name="ce5" office:value-type="string">
            <text:p>Negative</text:p>
          </table:table-cell>
          <table:table-cell office:value-type="string">
            <text:p>dfbshdf fjhsdfu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not should allow popup display</text:p>
          </table:table-cell>
          <table:table-cell office:value-type="string">
            <text:p>Space not should allowed popup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3">
          <table:table-cell office:value-type="float" office:value="163">
            <text:p>163</text:p>
          </table:table-cell>
          <table:table-cell office:value-type="string">
            <text:p>To check that <text:s/>Email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0">
          <table:table-cell office:value-type="float" office:value="164">
            <text:p>164</text:p>
          </table:table-cell>
          <table:table-cell office:value-type="string">
            <text:p>To check that Email text field <text:s/>Special character end</text:p>
          </table:table-cell>
          <table:table-cell table:style-name="ce5" office:value-type="string">
            <text:p>Negative</text:p>
          </table:table-cell>
          <table:table-cell office:value-type="string">
            <text:p>gsfg54356@.i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@ <text:s/>should not allow at the end </text:p>
          </table:table-cell>
          <table:table-cell office:value-type="string">
            <text:p>@ <text:s/>allowed at the en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3">
          <table:table-cell office:value-type="float" office:value="165">
            <text:p>165</text:p>
          </table:table-cell>
          <table:table-cell office:value-type="string">
            <text:p>To check that Email text field <text:s/>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ted</text:p>
          </table:table-cell>
          <table:table-cell office:value-type="string">
            <text:p>Text field <text:s/>highlig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To check that Email text field <text:s/>first Special character </text:p>
          </table:table-cell>
          <table:table-cell table:style-name="ce5" office:value-type="string">
            <text:p>Negative</text:p>
          </table:table-cell>
          <table:table-cell office:value-type="string">
            <text:p>@gsfg54356.i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@ <text:s/>should not allow at the first popup should display</text:p>
          </table:table-cell>
          <table:table-cell office:value-type="string">
            <text:p>@ <text:s/>should not allow at the first popup display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8">
          <table:table-cell office:value-type="float" office:value="167">
            <text:p>167</text:p>
          </table:table-cell>
          <table:table-cell office:value-type="string">
            <text:p>To check that Name text field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To check that Email text field first Domain Extensions</text:p>
          </table:table-cell>
          <table:table-cell table:style-name="ce5" office:value-type="string">
            <text:p>Negative</text:p>
          </table:table-cell>
          <table:table-cell office:value-type="string">
            <text:p>.infdsjfsdf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Domain Extensions <text:s/>allow popup should be display</text:p>
          </table:table-cell>
          <table:table-cell office:value-type="string">
            <text:p>First Domain Extension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3">
          <table:table-cell office:value-type="float" office:value="169">
            <text:p>169</text:p>
          </table:table-cell>
          <table:table-cell office:value-type="string">
            <text:p>To check that Email text field middle Domain Extensions</text:p>
          </table:table-cell>
          <table:table-cell table:style-name="ce5" office:value-type="string">
            <text:p>Negative</text:p>
          </table:table-cell>
          <table:table-cell office:value-type="string">
            <text:p>Fdsj.infsdf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Middle Domain Extensions allow popup should be display</text:p>
          </table:table-cell>
          <table:table-cell office:value-type="string">
            <text:p>Middle Domain Extensions allow popup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70">
            <text:p>170</text:p>
          </table:table-cell>
          <table:table-cell office:value-type="string">
            <text:p>To check that <text:s/>Email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71">
            <text:p>171</text:p>
          </table:table-cell>
          <table:table-cell office:value-type="string">
            <text:p>To check that Email text field – Alpha numeric</text:p>
          </table:table-cell>
          <table:table-cell office:value-type="string">
            <text:p>Positive</text:p>
          </table:table-cell>
          <table:table-cell office:value-type="string">
            <text:p>AB1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Alphanumeric should not allow</text:p>
          </table:table-cell>
          <table:table-cell office:value-type="string">
            <text:p>Alphanumeric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5">
          <table:table-cell office:value-type="float" office:value="172">
            <text:p>172</text:p>
          </table:table-cell>
          <table:table-cell office:value-type="string">
            <text:p>To check that Email <text:s/>Required field</text:p>
          </table:table-cell>
          <table:table-cell table:style-name="ce5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4">
          <table:table-cell office:value-type="float" office:value="173">
            <text:p>173</text:p>
          </table:table-cell>
          <table:table-cell office:value-type="string">
            <text:p>To check that Has Availed PMS <text:s text:c="2"/>drop down yes</text:p>
          </table:table-cell>
          <table:table-cell office:value-type="string">
            <text:p>Positive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Choose drop down button in yes</text:p>
          </table:table-cell>
          <table:table-cell office:value-type="string">
            <text:p>Previous Institution. text field should enable</text:p>
          </table:table-cell>
          <table:table-cell office:value-type="string">
            <text:p>Previous Institution No. text field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6">
          <table:table-cell office:value-type="float" office:value="174">
            <text:p>174</text:p>
          </table:table-cell>
          <table:table-cell office:value-type="string">
            <text:p>To check that Has Availed PMS drop down no</text:p>
          </table:table-cell>
          <table:table-cell office:value-type="string">
            <text:p>Positive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Choose drop down in no</text:p>
          </table:table-cell>
          <table:table-cell office:value-type="string">
            <text:p>Previous Institution. text field should disable</text:p>
          </table:table-cell>
          <table:table-cell office:value-type="string">
            <text:p>Previous Institution No. text field disable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6">
          <table:table-cell office:value-type="float" office:value="175">
            <text:p>175</text:p>
          </table:table-cell>
          <table:table-cell office:value-type="string">
            <text:p>To check that Previous Institution No text field- values</text:p>
          </table:table-cell>
          <table:table-cell office:value-type="string">
            <text:p>Positive</text:p>
          </table:table-cell>
          <table:table-cell office:value-type="string">
            <text:p>!@..,,*-+][</text:p>
          </table:table-cell>
          <table:table-cell office:value-type="float" office:value="1">
            <text:p>1</text:p>
          </table:table-cell>
          <table:table-cell office:value-type="string">
            <text:p>Choose drop down in number</text:p>
          </table:table-cell>
          <table:table-cell office:value-type="string">
            <text:p>All the value should be accept</text:p>
          </table:table-cell>
          <table:table-cell office:value-type="string">
            <text:p>All the value should be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9">
          <table:table-cell office:value-type="float" office:value="176">
            <text:p>176</text:p>
          </table:table-cell>
          <table:table-cell office:value-type="string">
            <text:p>To check that Previous Institution No text field- space</text:p>
          </table:table-cell>
          <table:table-cell office:value-type="string">
            <text:p>Positive</text:p>
          </table:table-cell>
          <table:table-cell office:value-type="string">
            <text:p>Df <text:s text:c="2"/>34534 </text:p>
          </table:table-cell>
          <table:table-cell office:value-type="float" office:value="1">
            <text:p>1</text:p>
          </table:table-cell>
          <table:table-cell office:value-type="string">
            <text:p>Choose drop down in number</text:p>
          </table:table-cell>
          <table:table-cell office:value-type="string">
            <text:p>Space should allow </text:p>
          </table:table-cell>
          <table:table-cell office:value-type="string">
            <text:p>Space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7">
          <table:table-cell office:value-type="float" office:value="177">
            <text:p>177</text:p>
          </table:table-cell>
          <table:table-cell office:value-type="string">
            <text:p>To check that Type of Radiation one check box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hecked the one <text:s/>boxes </text:p>
          </table:table-cell>
          <table:table-cell office:value-type="string">
            <text:p>Checked the one box should be display <text:s text:c="2"/></text:p>
          </table:table-cell>
          <table:table-cell office:value-type="string">
            <text:p>Checked the one box <text:s/>displayed <text:s/>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8">
          <table:table-cell office:value-type="float" office:value="178">
            <text:p>178</text:p>
          </table:table-cell>
          <table:table-cell office:value-type="string">
            <text:p>To check that Type of Radiation three check box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hecked the three <text:s/>boxes </text:p>
          </table:table-cell>
          <table:table-cell office:value-type="string">
            <text:p>Boxes should be checked</text:p>
          </table:table-cell>
          <table:table-cell office:value-type="string">
            <text:p>Boxes check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9">
          <table:table-cell office:value-type="float" office:value="179">
            <text:p>179</text:p>
          </table:table-cell>
          <table:table-cell office:value-type="string">
            <text:p>To check that Reference No text field-Numbers</text:p>
          </table:table-cell>
          <table:table-cell office:value-type="string">
            <text:p>Positive</text:p>
          </table:table-cell>
          <table:table-cell office:value-type="float" office:value="7676908534">
            <text:p>767690853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Numbers should allow</text:p>
          </table:table-cell>
          <table:table-cell office:value-type="string">
            <text:p>Numb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0">
          <table:table-cell office:value-type="float" office:value="180">
            <text:p>180</text:p>
          </table:table-cell>
          <table:table-cell office:value-type="string">
            <text:p>To check that Reference No text field-Character</text:p>
          </table:table-cell>
          <table:table-cell table:style-name="ce5" office:value-type="string">
            <text:p>Negative</text:p>
          </table:table-cell>
          <table:table-cell office:value-type="string">
            <text:p>ABCDE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haracter should not allow popup should display</text:p>
          </table:table-cell>
          <table:table-cell office:value-type="string">
            <text:p>Character <text:s/>not allow popup display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1">
          <table:table-cell office:value-type="float" office:value="181" table:number-columns-spanned="1" table:number-rows-spanned="3">
            <text:p>181</text:p>
          </table:table-cell>
          <table:table-cell office:value-type="string" table:number-columns-spanned="1" table:number-rows-spanned="3">
            <text:p>To check that Reference No text field-10 digit Limited</text:p>
          </table:table-cell>
          <table:table-cell office:value-type="string" table:number-columns-spanned="1" table:number-rows-spanned="3">
            <text:p>Positive</text:p>
          </table:table-cell>
          <table:table-cell office:value-type="float" office:value="9042517012" table:number-columns-spanned="1" table:number-rows-spanned="3">
            <text:p>9042517012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Limited digits should be display</text:p>
          </table:table-cell>
          <table:table-cell office:value-type="string" table:number-columns-spanned="1" table:number-rows-spanned="3">
            <text:p>Limited digits allowed popup should displayed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23" table:visibility="collapse">
          <table:covered-table-cell/>
          <table:covered-table-cell table:style-name="ce2"/>
          <table:covered-table-cell table:number-columns-repeated="10"/>
          <table:covered-table-cell table:style-name="ce3"/>
          <table:table-cell table:number-columns-repeated="1011"/>
        </table:table-row>
        <table:table-row table:style-name="ro23" table:visibility="collapse">
          <table:covered-table-cell/>
          <table:covered-table-cell table:style-name="ce2"/>
          <table:covered-table-cell table:number-columns-repeated="10"/>
          <table:covered-table-cell table:style-name="ce3"/>
          <table:table-cell table:number-columns-repeated="1011"/>
        </table:table-row>
        <table:table-row table:style-name="ro62">
          <table:table-cell office:value-type="float" office:value="182">
            <text:p>182</text:p>
          </table:table-cell>
          <table:table-cell office:value-type="string">
            <text:p>To check that Reference No text field <text:s/>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ted</text:p>
          </table:table-cell>
          <table:table-cell office:value-type="string">
            <text:p>Text field <text:s/>highlig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To check that Type of application of Radiation sources-Checked box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hecked the industial box</text:p>
          </table:table-cell>
          <table:table-cell office:value-type="string">
            <text:p>Checked the industial box .Date picker table should display</text:p>
          </table:table-cell>
          <table:table-cell office:value-type="string">
            <text:p>Checked the industial box .Date picker tabl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84">
            <text:p>184</text:p>
          </table:table-cell>
          <table:table-cell office:value-type="string">
            <text:p>To check that Type of application of Radiation sources-six Text textfield</text:p>
          </table:table-cell>
          <table:table-cell office:value-type="string">
            <text:p>Positive</text:p>
          </table:table-cell>
          <table:table-cell office:value-type="string">
            <text:p>sdfsdf345345,dsdf4re443,ccv454,fsdf343,fdf435,dfddgdf546</text:p>
          </table:table-cell>
          <table:table-cell office:value-type="float" office:value="1">
            <text:p>1</text:p>
          </table:table-cell>
          <table:table-cell office:value-type="string">
            <text:p>Checked the industial box</text:p>
          </table:table-cell>
          <table:table-cell office:value-type="string">
            <text:p>Six Text fields value should allowed</text:p>
          </table:table-cell>
          <table:table-cell office:value-type="string">
            <text:p>Six Text fields value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3">
          <table:table-cell office:value-type="float" office:value="185">
            <text:p>185</text:p>
          </table:table-cell>
          <table:table-cell office:value-type="string">
            <text:p>To check that Type of application of Radiation-Forwarded Date picker textfiel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forward arrow button</text:p>
          </table:table-cell>
          <table:table-cell table:number-columns-repeated="2" table:style-name="ce8" office:value-type="string">
            <text:p>Clicking on forward and backward <text:s/>button in date picker it must work in order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4">
          <table:table-cell office:value-type="float" office:value="186">
            <text:p>186</text:p>
          </table:table-cell>
          <table:table-cell office:value-type="string">
            <text:p>To check that Type of application of Radiation-backwarded Date picker textfiel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ackward arrow button</text:p>
          </table:table-cell>
          <table:table-cell table:style-name="ce8" office:value-type="string">
            <text:p>Clicking on forward and backward <text:s/>button in date picker it must work in decending</text:p>
          </table:table-cell>
          <table:table-cell table:style-name="ce8" office:value-type="string">
            <text:p>Clicking on forward and backward <text:s/>button in date picker it must work in decending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1">
          <table:table-cell office:value-type="float" office:value="187">
            <text:p>187</text:p>
          </table:table-cell>
          <table:table-cell office:value-type="string">
            <text:p>To check that Type of application of Radiation-Highlighted textfiel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style-name="ce8" office:value-type="string">
            <text:p>It should be Highlight</text:p>
          </table:table-cell>
          <table:table-cell table:style-name="ce8" office:value-type="string">
            <text:p>It is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3">
          <table:table-cell office:value-type="float" office:value="188">
            <text:p>188</text:p>
          </table:table-cell>
          <table:table-cell office:value-type="string">
            <text:p>To check that Type of application of Radiation-values textfiel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style-name="ce8" office:value-type="string">
            <text:p>Application of radation should value allow</text:p>
          </table:table-cell>
          <table:table-cell table:style-name="ce8" office:value-type="string">
            <text:p>Application of radation <text:s/>valu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6">
          <table:table-cell office:value-type="float" office:value="189">
            <text:p>189</text:p>
          </table:table-cell>
          <table:table-cell office:value-type="string">
            <text:p>To check that Type of application of Radiation sources-six Text textfield</text:p>
          </table:table-cell>
          <table:table-cell office:value-type="string">
            <text:p>Positive</text:p>
          </table:table-cell>
          <table:table-cell office:value-type="string">
            <text:p>sdfsdf345345,dsdf4re443,ccv454,fsdf343,fdf435,dfddgdf546</text:p>
          </table:table-cell>
          <table:table-cell office:value-type="float" office:value="1">
            <text:p>1</text:p>
          </table:table-cell>
          <table:table-cell office:value-type="string">
            <text:p>Checked the Researched box</text:p>
          </table:table-cell>
          <table:table-cell office:value-type="string">
            <text:p>Researched box should be allow</text:p>
          </table:table-cell>
          <table:table-cell office:value-type="string">
            <text:p>Researched box should b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3">
          <table:table-cell office:value-type="float" office:value="190">
            <text:p>190</text:p>
          </table:table-cell>
          <table:table-cell office:value-type="string">
            <text:p>To check that Type of application of Radiation-Researched Forwarded Datepicker textfiel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researched forward arrow button</text:p>
          </table:table-cell>
          <table:table-cell table:number-columns-repeated="2" table:style-name="ce8" office:value-type="string">
            <text:p>Clicking on forward and backward <text:s/>button in date picker it must work in order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3">
          <table:table-cell office:value-type="float" office:value="191">
            <text:p>191</text:p>
          </table:table-cell>
          <table:table-cell office:value-type="string">
            <text:p>To check that Type of application of Radiation-Researched <text:s/>left side colnum all Datepicker textfield</text:p>
          </table:table-cell>
          <table:table-cell table:style-name="ce5" office:value-type="string">
            <text:p>Negative</text:p>
          </table:table-cell>
          <table:table-cell office:value-type="string">
            <text:p>123-44-2002242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style-name="ce8" office:value-type="string">
            <text:p>Datepicker Input <text:s/>value should not accept</text:p>
          </table:table-cell>
          <table:table-cell table:style-name="ce8" office:value-type="string">
            <text:p>Datepicker Input <text:s/>value <text:s/>accepted</text:p>
          </table:table-cell>
          <table:table-cell table:number-columns-repeated="4" office:value-type="string">
            <text:p>NA</text:p>
          </table:table-cell>
          <table:table-cell table:style-name="ce5" office:value-type="string">
            <text:p>FAIL</text:p>
          </table:table-cell>
          <table:table-cell table:number-columns-repeated="1011"/>
        </table:table-row>
        <table:table-row table:style-name="ro19" table:number-rows-repeated="4">
          <table:table-cell table:style-name="Default" table:number-columns-repeated="5"/>
          <table:table-cell table:style-name="ce7" table:number-columns-repeated="3"/>
          <table:table-cell table:style-name="Default" table:number-columns-repeated="5"/>
          <table:table-cell table:number-columns-repeated="1011"/>
        </table:table-row>
        <table:table-row table:style-name="ro23" table:number-rows-repeated="3">
          <table:table-cell table:style-name="Default" table:number-columns-repeated="13"/>
          <table:table-cell table:number-columns-repeated="1011"/>
        </table:table-row>
        <table:table-row table:style-name="ro23">
          <table:table-cell table:style-name="Default"/>
          <table:table-cell table:style-name="ce4"/>
          <table:table-cell table:style-name="Default" table:number-columns-repeated="11"/>
          <table:table-cell table:number-columns-repeated="1011"/>
        </table:table-row>
        <table:table-row table:style-name="ro23" table:number-rows-repeated="5">
          <table:table-cell table:style-name="Default" table:number-columns-repeated="13"/>
          <table:table-cell table:number-columns-repeated="1011"/>
        </table:table-row>
        <table:table-row table:style-name="ro12">
          <table:table-cell table:style-name="ce1" office:value-type="string" table:number-columns-spanned="13" table:number-rows-spanned="1">
            <text:p>Personal Data of Radiation Worker</text:p>
            <text:p>All fields are mandatory</text:p>
          </table:table-cell>
          <table:covered-table-cell table:number-columns-repeated="12" table:style-name="ce1"/>
          <table:table-cell table:number-columns-repeated="1011"/>
        </table:table-row>
      </table:table>
      <table:table table:name="Sheet2" table:style-name="ta2" table:print="false">
        <table:table-column table:style-name="co14" table:default-cell-style-name="Default"/>
        <table:table-row table:style-name="ro65" table:number-rows-repeated="1048575">
          <table:table-cell/>
        </table:table-row>
        <table:table-row table:style-name="ro65">
          <table:table-cell/>
        </table:table-row>
      </table:table>
      <table:table table:name="Sheet3" table:style-name="ta3" table:print="false">
        <table:table-column table:style-name="co14" table:default-cell-style-name="Default"/>
        <table:table-row table:style-name="ro65" table:number-rows-repeated="1048575">
          <table:table-cell/>
        </table:table-row>
        <table:table-row table:style-name="ro6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1/03/2026</text:date>, <text:time>16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2T11:29:34</meta:creation-date>
    <dc:date>2026-01-03T16:40:48.15</dc:date>
    <meta:editing-cycles>54</meta:editing-cycles>
    <meta:editing-duration>P1DT16H10M6S</meta:editing-duration>
    <meta:generator>OpenOffice/4.1.11$Win32 OpenOffice.org_project/4111m1$Build-9808</meta:generator>
    <dc:creator>charan  shiv</dc:creator>
    <meta:document-statistic meta:table-count="3" meta:cell-count="2838" meta:object-count="0"/>
  </office:meta>
</office:document-meta>
</file>